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0.351cm" fo:min-width="1.13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1.684cm" fo:min-width="11.023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3.907cm" fo:min-width="10.26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99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949cm"/>
    </style:style>
    <style:style style:name="gr7" style:family="graphic" style:parent-style-name="standard">
      <style:graphic-properties draw:stroke="none" draw:fill="none" fo:min-height="0.567cm"/>
    </style:style>
    <style:style style:name="gr8" style:family="graphic" style:parent-style-name="standard">
      <style:graphic-properties draw:stroke="none" draw:fill="none" fo:min-height="0.626cm"/>
    </style:style>
    <style:style style:name="gr9" style:family="graphic" style:parent-style-name="standard">
      <style:graphic-properties draw:stroke="none" draw:fill="none" fo:min-height="0.475cm"/>
    </style:style>
    <style:style style:name="gr10" style:family="graphic" style:parent-style-name="standard">
      <style:graphic-properties draw:stroke="none" draw:fill="none" fo:min-height="0.759cm"/>
    </style:style>
    <style:style style:name="gr1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034cm" fo:min-width="10.261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fo:min-height="0.451cm"/>
    </style:style>
    <style:style style:name="gr13" style:family="graphic" style:parent-style-name="standard">
      <style:graphic-properties draw:stroke="none" draw:fill="none" fo:min-height="0.271cm"/>
    </style:style>
    <style:style style:name="gr14" style:family="graphic" style:parent-style-name="standard">
      <style:graphic-properties draw:stroke="none" draw:fill="none" fo:min-height="0.177cm"/>
    </style:style>
    <style:style style:name="gr15" style:family="graphic" style:parent-style-name="standard">
      <style:graphic-properties draw:stroke="none" draw:fill="none" fo:min-height="1.36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0.552cm"/>
    </style:style>
    <style:style style:name="gr18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0.381cm" fo:min-width="3.911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0.385cm"/>
    </style:style>
    <style:style style:name="gr20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8.739cm" fo:min-width="10.019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296cm" fo:min-width="9.121cm" fo:padding-top="0.142cm" fo:padding-bottom="0.142cm" fo:padding-left="0.267cm" fo:padding-right="0.267cm"/>
    </style:style>
    <style:style style:name="gr22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4.121cm" fo:min-width="9.245cm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188cm" fo:min-width="8.515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fo:min-height="0.667cm"/>
    </style:style>
    <style:style style:name="gr25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3.699cm" fo:min-width="8.515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0.514cm"/>
    </style:style>
    <style:style style:name="gr27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1.659cm" fo:min-width="9.121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-color="#990066" draw:textarea-horizontal-align="justify" draw:textarea-vertical-align="middle" draw:auto-grow-height="false" fo:min-height="1.593cm" fo:min-width="2.723cm"/>
    </style:style>
    <style:style style:name="gr29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20.201cm" fo:min-width="9.245cm" fo:padding-top="0.142cm" fo:padding-bottom="0.142cm" fo:padding-left="0.267cm" fo:padding-right="0.267cm"/>
    </style:style>
    <style:style style:name="gr30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574cm" fo:min-width="8.515cm" fo:padding-top="0.142cm" fo:padding-bottom="0.142cm" fo:padding-left="0.267cm" fo:padding-right="0.267cm"/>
    </style:style>
    <style:style style:name="gr31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20.836cm" fo:min-width="10.019cm" fo:padding-top="0.142cm" fo:padding-bottom="0.142cm" fo:padding-left="0.267cm" fo:padding-right="0.267cm"/>
    </style:style>
    <style:style style:name="gr32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733cm" fo:min-width="9.121cm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-color="#990066" draw:textarea-horizontal-align="justify" draw:textarea-vertical-align="middle" draw:auto-grow-height="false" fo:min-height="2.216cm" fo:min-width="2.178cm"/>
    </style:style>
    <style:style style:name="gr34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034cm" fo:min-width="9.499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="none" fo:min-height="0cm"/>
    </style:style>
    <style:style style:name="gr36" style:family="graphic" style:parent-style-name="standard">
      <style:graphic-properties draw:stroke="none" draw:fill="none" fo:min-height="0.512cm"/>
    </style:style>
    <style:style style:name="gr37" style:family="graphic" style:parent-style-name="standard">
      <style:graphic-properties draw:stroke="none" draw:fill-color="#990066" draw:textarea-horizontal-align="justify" draw:textarea-vertical-align="middle" draw:auto-grow-height="false" fo:min-height="0.863cm" fo:min-width="2.705cm"/>
    </style:style>
    <style:style style:name="gr38" style:family="graphic" style:parent-style-name="standard">
      <style:graphic-properties draw:stroke="none" draw:fill-color="#990066" draw:textarea-horizontal-align="justify" draw:textarea-vertical-align="middle" draw:auto-grow-height="false" fo:min-height="0.455cm" fo:min-width="2.779cm"/>
    </style:style>
    <style:style style:name="gr39" style:family="graphic" style:parent-style-name="standard">
      <style:graphic-properties draw:stroke="none" draw:fill-color="#990066" draw:textarea-horizontal-align="justify" draw:textarea-vertical-align="middle" draw:auto-grow-height="false" fo:min-height="1.021cm" fo:min-width="3.183cm"/>
    </style:style>
    <style:style style:name="gr40" style:family="graphic" style:parent-style-name="standard">
      <style:graphic-properties draw:stroke="none" draw:fill-color="#990066" draw:textarea-horizontal-align="justify" draw:textarea-vertical-align="middle" draw:auto-grow-height="false" fo:min-height="0.409cm" fo:min-width="2.844cm"/>
    </style:style>
    <style:style style:name="P1" style:family="paragraph">
      <style:paragraph-properties fo:text-align="start"/>
      <style:text-properties fo:color="#333333" style:font-name="Ubuntu1" fo:font-size="12pt" fo:font-style="normal" style:font-size-asian="18pt" style:font-size-complex="18pt"/>
    </style:style>
    <style:style style:name="P2" style:family="paragraph">
      <loext:graphic-properties draw:fill="solid" draw:fill-color="#ffffff"/>
      <style:paragraph-properties fo:text-align="start"/>
      <style:text-properties fo:color="#333333" style:font-name="Ubuntu1" fo:font-size="12pt" fo:font-style="normal" style:font-size-asian="18pt" style:font-size-complex="18pt"/>
    </style:style>
    <style:style style:name="P3" style:family="paragraph">
      <loext:graphic-properties draw:fill="solid" draw:fill-color="#666666"/>
      <style:paragraph-properties fo:text-align="center"/>
      <style:text-properties style:font-name="Ubuntu1"/>
    </style:style>
    <style:style style:name="P4" style:family="paragraph">
      <loext:graphic-properties draw:fill="solid" draw:fill-color="#ffffff"/>
      <style:paragraph-properties fo:text-align="center"/>
      <style:text-properties style:font-name="Ubuntu1"/>
    </style:style>
    <style:style style:name="P5" style:family="paragraph">
      <style:paragraph-properties fo:text-align="center"/>
      <style:text-properties style:font-name="Ubuntu1" fo:font-size="12pt" style:font-size-asian="18pt" style:font-size-complex="18pt"/>
    </style:style>
    <style:style style:name="P6" style:family="paragraph">
      <loext:graphic-properties draw:fill-color="#ffff99"/>
      <style:paragraph-properties fo:text-align="center"/>
      <style:text-properties style:font-name="Ubuntu1" fo:font-size="12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Ubuntu1" fo:font-size="12pt"/>
    </style:style>
    <style:style style:name="P8" style:family="paragraph">
      <loext:graphic-properties draw:fill="none"/>
      <style:paragraph-properties fo:text-align="center"/>
      <style:text-properties style:font-name="Ubuntu1" fo:font-size="12pt" style:font-size-asian="18pt" style:font-size-complex="18pt"/>
    </style:style>
    <style:style style:name="P9" style:family="paragraph">
      <style:paragraph-properties fo:text-align="center"/>
      <style:text-properties fo:color="#000099" style:font-name="Ubuntu1"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000099" style:font-name="Ubuntu1" fo:font-size="12pt" style:font-size-asian="18pt" style:font-size-complex="18pt"/>
    </style:style>
    <style:style style:name="P11" style:family="paragraph">
      <style:paragraph-properties fo:text-align="center"/>
      <style:text-properties fo:color="#006600" style:font-name="Ubuntu1" fo:font-size="12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006600" style:font-name="Ubuntu1" fo:font-size="12pt" style:font-size-asian="18pt" style:font-size-complex="18pt"/>
    </style:style>
    <style:style style:name="P13" style:family="paragraph">
      <style:paragraph-properties fo:text-align="center"/>
      <style:text-properties fo:color="#ffffff" style:font-name="Ubuntu1" fo:font-size="12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ffffff" style:font-name="Ubuntu1" fo:font-size="12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Ubuntu1" fo:font-size="12pt" fo:font-style="normal"/>
    </style:style>
    <style:style style:name="P16" style:family="paragraph">
      <loext:graphic-properties draw:fill-color="#ffff99"/>
      <style:paragraph-properties fo:text-align="center"/>
      <style:text-properties style:font-name="Ubuntu1" fo:font-size="12pt" fo:font-style="normal" style:font-size-asian="18pt" style:font-size-complex="18pt"/>
    </style:style>
    <style:style style:name="P17" style:family="paragraph">
      <loext:graphic-properties draw:fill="none"/>
      <style:paragraph-properties fo:text-align="start"/>
      <style:text-properties fo:color="#333333" style:font-name="Ubuntu1" fo:font-size="12pt" fo:font-style="normal" style:font-size-asian="18pt" style:font-size-complex="18pt"/>
    </style:style>
    <style:style style:name="P18" style:family="paragraph">
      <style:paragraph-properties fo:text-align="center"/>
      <style:text-properties style:font-name="Ubuntu1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90066"/>
      <style:paragraph-properties fo:text-align="center"/>
      <style:text-properties style:font-name="Ubuntu1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6600" fo:font-size="14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5pt" style:font-size-complex="1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6600" fo:font-weight="normal" style:font-weight-asian="normal" style:font-weight-complex="normal"/>
    </style:style>
    <style:style style:name="T6" style:family="text">
      <style:text-properties fo:color="#006600" fo:font-weight="bold" style:font-weight-asian="bold" style:font-weight-complex="bold"/>
    </style:style>
    <style:style style:name="T7" style:family="text">
      <style:text-properties fo:color="#006600" fo:font-size="10.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0.5pt" style:font-size-asian="15pt" style:font-size-complex="15pt"/>
    </style:style>
    <style:style style:name="T11" style:family="text">
      <style:text-properties fo:color="#000099" fo:font-size="14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size="14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size="14pt" fo:font-weight="bold" style:font-size-asian="22pt" style:font-weight-asian="bold" style:font-size-complex="22pt" style:font-weight-complex="bold"/>
    </style:style>
    <style:style style:name="T14" style:family="text">
      <style:text-properties style:font-name="Ubuntu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Ubuntu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7cm" svg:height="0.635cm" svg:x="10.679cm" svg:y="15.097cm">
          <text:p text:style-name="P1"><text:span text:style-name="T1">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557cm" svg:height="11.968cm" svg:x="5.864cm" svg:y="2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0.795cm" svg:height="4.191cm" svg:x="6.302cm" svg:y="4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cm" svg:height="1cm" svg:x="8.648cm" svg:y="5.30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cm" svg:height="1cm" svg:x="13.849cm" svg:y="5.303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9.502cm" svg:y1="5.448cm" svg:x2="13.995cm" svg:y2="5.449cm" draw:start-shape="id1" draw:start-glue-point="11" draw:end-shape="id2" draw:end-glue-point="5" svg:d="M9502 5448h2247v1h2246" svg:viewBox="0 0 4494 2">
          <text:p/>
        </draw:connector>
        <draw:connector draw:style-name="gr5" draw:text-style-name="P7" draw:layer="layout" svg:x1="9.502cm" svg:y1="6.156cm" svg:x2="13.995cm" svg:y2="6.157cm" draw:start-shape="id1" draw:start-glue-point="9" draw:end-shape="id2" draw:end-glue-point="7" svg:d="M9502 6156h2247v1h2246" svg:viewBox="0 0 4494 2">
          <text:p/>
        </draw:connector>
        <draw:frame draw:style-name="gr6" draw:text-style-name="P8" draw:layer="layout" svg:width="2.818cm" svg:height="1.199cm" svg:x="6.105cm" svg:y="5.246cm">
          <draw:text-box>
            <text:p text:style-name="P5"><text:span text:style-name="T2">User</text:span></text:p>
            <text:p text:style-name="P5"><text:span text:style-name="T3">name=Alice</text:span></text:p>
          </draw:text-box>
        </draw:frame>
        <draw:frame draw:style-name="gr7" draw:text-style-name="P8" draw:layer="layout" svg:width="2.797cm" svg:height="1.136cm" svg:x="14.587cm" svg:y="5.247cm">
          <draw:text-box>
            <text:p text:style-name="P5"><text:span text:style-name="T2">User</text:span></text:p>
            <text:p text:style-name="P5"><text:span text:style-name="T3">name=Bob</text:span></text:p>
          </draw:text-box>
        </draw:frame>
        <draw:frame draw:style-name="gr8" draw:text-style-name="P10" draw:layer="layout" svg:width="3.577cm" svg:height="1.136cm" svg:x="9.78cm" svg:y="6.031cm">
          <draw:text-box>
            <text:p text:style-name="P9"><text:span text:style-name="T4">4 |</text:span><text:span text:style-name="T2"> knows</text:span></text:p>
            <text:p text:style-name="P9"><text:span text:style-name="T3">since=2018-01-01</text:span></text:p>
          </draw:text-box>
        </draw:frame>
        <draw:frame draw:style-name="gr9" draw:text-style-name="P10" draw:layer="layout" svg:width="2.06cm" svg:height="0.725cm" svg:x="10.581cm" svg:y="4.731cm">
          <draw:text-box>
            <text:p text:style-name="P9"><text:span text:style-name="T4">3 |</text:span><text:span text:style-name="T2"> likes</text:span></text:p>
          </draw:text-box>
        </draw:frame>
        <draw:frame draw:style-name="gr10" draw:text-style-name="P12" draw:layer="layout" svg:width="4.572cm" svg:height="1.136cm" svg:x="12.525cm" svg:y="7.349cm">
          <draw:text-box>
            <text:p text:style-name="P11"><text:span text:style-name="T5">5 |</text:span><text:span text:style-name="T6"> SocialNetwork</text:span></text:p>
            <text:p text:style-name="P11"><text:span text:style-name="T7">users=2</text:span></text:p>
          </draw:text-box>
        </draw:frame>
        <draw:custom-shape draw:style-name="gr11" draw:text-style-name="P4" xml:id="id7" draw:id="id7" draw:layer="layout" svg:width="10.795cm" svg:height="4.318cm" svg:x="6.303cm" svg:y="10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cm" svg:height="1cm" svg:x="8.649cm" svg:y="10.702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cm" svg:height="1cm" svg:x="13.85cm" svg:y="10.703cm">
          <text:p text:style-name="P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3.85cm" svg:y1="11.203cm" svg:x2="9.649cm" svg:y2="11.202cm" draw:start-shape="id3" draw:start-glue-point="6" draw:end-shape="id4" svg:d="M13850 11203h-2100v-1h-2101" svg:viewBox="0 0 4202 2">
          <text:p/>
        </draw:connector>
        <draw:frame draw:style-name="gr6" draw:text-style-name="P8" draw:layer="layout" svg:width="2.818cm" svg:height="1.199cm" svg:x="6.106cm" svg:y="10.646cm">
          <draw:text-box>
            <text:p text:style-name="P5"><text:span text:style-name="T2">User</text:span></text:p>
            <text:p text:style-name="P5"><text:span text:style-name="T3">name=Carol</text:span></text:p>
          </draw:text-box>
        </draw:frame>
        <draw:frame draw:style-name="gr7" draw:text-style-name="P8" draw:layer="layout" svg:width="2.797cm" svg:height="1.547cm" svg:x="14.588cm" svg:y="10.547cm">
          <draw:text-box>
            <text:p text:style-name="P5"><text:span text:style-name="T2">Picture</text:span></text:p>
            <text:p text:style-name="P5"><text:span text:style-name="T3">uri=…</text:span></text:p>
            <text:p text:style-name="P5"><text:span text:style-name="T3">size=1.2M</text:span></text:p>
          </draw:text-box>
        </draw:frame>
        <draw:frame draw:style-name="gr6" draw:text-style-name="P10" draw:layer="layout" svg:width="2.413cm" svg:height="1.199cm" svg:x="11.019cm" svg:y="12.96cm">
          <draw:text-box>
            <text:p text:style-name="P9"><text:span text:style-name="T4">10 |</text:span><text:span text:style-name="T2"> likes</text:span></text:p>
          </draw:text-box>
        </draw:frame>
        <draw:frame draw:style-name="gr12" draw:text-style-name="P12" draw:layer="layout" svg:width="2.718cm" svg:height="0.725cm" svg:x="14.37cm" svg:y="13.621cm">
          <draw:text-box>
            <text:p text:style-name="P11"><text:span text:style-name="T5">11 |</text:span><text:span text:style-name="T6"> Data</text:span></text:p>
          </draw:text-box>
        </draw:frame>
        <draw:custom-shape draw:style-name="gr4" draw:text-style-name="P6" xml:id="id5" draw:id="id5" draw:layer="layout" svg:width="1cm" svg:height="1cm" svg:x="8.659cm" svg:y="12.903cm">
          <text:p text:style-name="P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818cm" svg:height="1.199cm" svg:x="6.116cm" svg:y="12.847cm">
          <draw:text-box>
            <text:p text:style-name="P5"><text:span text:style-name="T2">User</text:span></text:p>
            <text:p text:style-name="P5"><text:span text:style-name="T3">name=Dave</text:span></text:p>
          </draw:text-box>
        </draw:frame>
        <draw:connector draw:style-name="gr5" draw:text-style-name="P7" draw:layer="layout" draw:type="lines" svg:x1="9.659cm" svg:y1="13.403cm" svg:x2="14.35cm" svg:y2="11.703cm" draw:start-shape="id5" draw:start-glue-point="10" draw:end-shape="id3" draw:end-glue-point="8" svg:d="M9659 13403h519l4172-1181v-519" svg:viewBox="0 0 4692 1701">
          <text:p/>
        </draw:connector>
        <draw:frame draw:style-name="gr13" draw:text-style-name="P10" draw:layer="layout" svg:width="2.586cm" svg:height="0.725cm" svg:x="10.719cm" svg:y="10.461cm">
          <draw:text-box>
            <text:p text:style-name="P9"><text:span text:style-name="T4">9 |</text:span><text:span text:style-name="T2"> owner</text:span></text:p>
          </draw:text-box>
        </draw:frame>
        <draw:connector draw:style-name="gr5" draw:text-style-name="P7" draw:layer="layout" draw:type="lines" svg:x1="11.699cm" svg:y1="8.531cm" svg:x2="11.7cm" svg:y2="10.066cm" draw:start-shape="id6" draw:start-glue-point="2" draw:end-shape="id7" draw:end-glue-point="0" svg:d="M11699 8531v517l1 500v518" svg:viewBox="0 0 2 1536">
          <text:p/>
        </draw:connector>
        <draw:frame draw:style-name="gr14" draw:text-style-name="P10" draw:layer="layout" svg:width="3.248cm" svg:height="0.725cm" svg:x="11.503cm" svg:y="8.815cm">
          <draw:text-box>
            <text:p text:style-name="P9"><text:span text:style-name="T4">12 |</text:span><text:span text:style-name="T2"> images</text:span></text:p>
          </draw:text-box>
        </draw:frame>
        <draw:frame draw:style-name="gr15" draw:text-style-name="P14" draw:layer="layout" svg:width="3.821cm" svg:height="1.61cm" svg:x="13.673cm" svg:y="2.881cm">
          <draw:text-box>
            <text:p text:style-name="P13"><text:span text:style-name="T8">13 |</text:span><text:span text:style-name="T9"> AppGraphs</text:span></text:p>
            <text:p text:style-name="P13"><text:span text:style-name="T10">acess=[0,8,15]</text:span></text:p>
          </draw:text-box>
        </draw:frame>
        <draw:connector draw:style-name="gr5" draw:text-style-name="P15" draw:layer="layout" svg:x1="8.718cm" svg:y1="15.745cm" svg:x2="10.186cm" svg:y2="15.745cm" svg:d="M8718 15745h1468" svg:viewBox="0 0 1469 1">
          <text:p/>
        </draw:connector>
        <draw:custom-shape draw:style-name="gr16" draw:text-style-name="P16" draw:layer="layout" svg:width="0.508cm" svg:height="0.508cm" svg:x="7.731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.666cm" svg:height="0.802cm" svg:x="8.52cm" svg:y="14.97cm">
          <draw:text-box>
            <text:p text:style-name="P1"><text:span text:style-name="T11">Edge</text:span></text:p>
          </draw:text-box>
        </draw:frame>
        <draw:frame draw:style-name="gr17" draw:text-style-name="P17" draw:layer="layout" svg:width="2.09cm" svg:height="0.802cm" svg:x="5.834cm" svg:y="14.97cm">
          <draw:text-box>
            <text:p text:style-name="P1"><text:span text:style-name="T12">Vertex</text:span></text:p>
          </draw:text-box>
        </draw:frame>
        <draw:custom-shape draw:style-name="gr18" draw:text-style-name="P3" draw:layer="layout" svg:width="4.445cm" svg:height="0.665cm" svg:x="12.811cm" svg:y="15.09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383cm" svg:height="0.801cm" svg:x="12.873cm" svg:y="15.001cm">
          <draw:text-box>
            <text:p text:style-name="P13"><text:span text:style-name="T13">GraphCollection</text:span></text:p>
          </draw:text-box>
        </draw:frame>
      </draw:page>
      <draw:page draw:name="page2" draw:style-name="dp1" draw:master-page-name="Default">
        <draw:custom-shape draw:style-name="gr20" draw:text-style-name="P3" draw:layer="layout" svg:width="10.553cm" svg:height="19.023cm" svg:x="13.226cm" svg:y="2.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9.655cm" svg:height="2.58cm" svg:x="13.625cm" svg:y="18.2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9.779cm" svg:height="14.405cm" svg:x="-0.874cm" svg:y="5.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9.049cm" svg:height="4.472cm" svg:x="-0.493cm" svg:y="6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8" draw:id="id8" draw:layer="layout" svg:width="1cm" svg:height="1cm" svg:x="1.448cm" svg:y="8.00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" draw:id="id9" draw:layer="layout" svg:width="1cm" svg:height="1cm" svg:x="6.649cm" svg:y="7.20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341cm" svg:y="7.337cm">
          <draw:text-box>
            <text:p text:style-name="P9"><text:span text:style-name="T2">a</text:span></text:p>
          </draw:text-box>
        </draw:frame>
        <draw:frame draw:style-name="gr24" draw:text-style-name="P12" draw:layer="layout" svg:width="3.756cm" svg:height="0.917cm" svg:x="-0.566cm" svg:y="6.039cm">
          <draw:text-box>
            <text:p text:style-name="P11"><text:span text:style-name="T6">Graph</text:span></text:p>
          </draw:text-box>
        </draw:frame>
        <draw:frame draw:style-name="gr9" draw:text-style-name="P14" draw:layer="layout" svg:width="1.889cm" svg:height="0.725cm" svg:x="-0.747cm" svg:y="5.305cm">
          <draw:text-box>
            <text:p text:style-name="P13"><text:span text:style-name="T9">Input</text:span></text:p>
          </draw:text-box>
        </draw:frame>
        <draw:connector draw:style-name="gr5" draw:text-style-name="P7" draw:layer="layout" draw:line-skew="0cm -2.436cm" svg:x1="1.948cm" svg:y1="8.002cm" svg:x2="1.948cm" svg:y2="9.002cm" draw:start-shape="id8" draw:start-glue-point="4" draw:end-shape="id8" draw:end-glue-point="8" svg:d="M1948 8002v-518h-1417v2037h1417v-519" svg:viewBox="0 0 1418 2038">
          <text:p/>
        </draw:connector>
        <draw:custom-shape draw:style-name="gr4" draw:text-style-name="P6" xml:id="id10" draw:id="id10" draw:layer="layout" svg:width="1cm" svg:height="1cm" svg:x="6.65cm" svg:y="9.2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48cm" svg:y1="8.502cm" svg:x2="6.649cm" svg:y2="7.703cm" draw:start-shape="id8" draw:start-glue-point="10" draw:end-shape="id9" svg:d="M2448 8502h519l3164-799h518" svg:viewBox="0 0 4202 800">
          <text:p/>
        </draw:connector>
        <draw:connector draw:style-name="gr5" draw:text-style-name="P7" draw:layer="layout" draw:type="lines" svg:x1="2.448cm" svg:y1="8.502cm" svg:x2="6.65cm" svg:y2="9.704cm" draw:start-shape="id8" draw:end-shape="id10" draw:end-glue-point="6" svg:d="M2448 8502h519l3165 1202h518" svg:viewBox="0 0 4203 1203">
          <text:p/>
        </draw:connector>
        <draw:frame draw:style-name="gr9" draw:text-style-name="P10" draw:layer="layout" svg:width="0.762cm" svg:height="0.725cm" svg:x="4.341cm" svg:y="9.038cm">
          <draw:text-box>
            <text:p text:style-name="P9"><text:span text:style-name="T2">b</text:span></text:p>
          </draw:text-box>
        </draw:frame>
        <draw:frame draw:style-name="gr9" draw:text-style-name="P10" draw:layer="layout" svg:width="0.762cm" svg:height="0.725cm" svg:x="-0.059cm" svg:y="8.138cm">
          <draw:text-box>
            <text:p text:style-name="P9"><text:span text:style-name="T2">a</text:span></text:p>
          </draw:text-box>
        </draw:frame>
        <draw:connector draw:style-name="gr5" draw:text-style-name="P7" draw:layer="layout" draw:type="lines" svg:x1="6.795cm" svg:y1="8.057cm" svg:x2="6.796cm" svg:y2="9.35cm" draw:start-shape="id9" draw:start-glue-point="7" draw:end-shape="id10" draw:end-glue-point="5" svg:d="M6795 8057v665l1-36v664" svg:viewBox="0 0 2 1294">
          <text:p/>
        </draw:connector>
        <draw:connector draw:style-name="gr5" draw:text-style-name="P7" draw:layer="layout" draw:type="lines" svg:x1="7.503cm" svg:y1="8.057cm" svg:x2="7.504cm" svg:y2="9.35cm" draw:start-shape="id9" draw:start-glue-point="9" draw:end-shape="id10" draw:end-glue-point="11" svg:d="M7503 8057v665l1-36v664" svg:viewBox="0 0 2 1294">
          <text:p/>
        </draw:connector>
        <draw:frame draw:style-name="gr9" draw:text-style-name="P10" draw:layer="layout" svg:width="0.762cm" svg:height="0.725cm" svg:x="6.241cm" svg:y="8.13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7.341cm" svg:y="8.139cm">
          <draw:text-box>
            <text:p text:style-name="P9"><text:span text:style-name="T2">d</text:span></text:p>
          </draw:text-box>
        </draw:frame>
        <draw:custom-shape draw:style-name="gr25" draw:text-style-name="P4" draw:layer="layout" svg:width="9.049cm" svg:height="3.983cm" svg:x="-0.484cm" svg:y="10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1cm" svg:height="1cm" svg:x="2.757cm" svg:y="12.11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1cm" svg:height="1cm" svg:x="6.658cm" svg:y="11.31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85cm" svg:y="11.447cm">
          <draw:text-box>
            <text:p text:style-name="P9"><text:span text:style-name="T2">c</text:span></text:p>
          </draw:text-box>
        </draw:frame>
        <draw:frame draw:style-name="gr24" draw:text-style-name="P12" draw:layer="layout" svg:width="3.756cm" svg:height="0.917cm" svg:x="-0.557cm" svg:y="10.649cm">
          <draw:text-box>
            <text:p text:style-name="P11"><text:span text:style-name="T6">Graph</text:span></text:p>
          </draw:text-box>
        </draw:frame>
        <draw:custom-shape draw:style-name="gr4" draw:text-style-name="P6" xml:id="id13" draw:id="id13" draw:layer="layout" svg:width="1cm" svg:height="1cm" svg:x="6.659cm" svg:y="13.31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57cm" svg:y1="12.612cm" svg:x2="6.658cm" svg:y2="11.813cm" draw:start-shape="id11" draw:start-glue-point="10" draw:end-shape="id12" svg:d="M3757 12612h519l1864-799h518" svg:viewBox="0 0 2902 800">
          <text:p/>
        </draw:connector>
        <draw:connector draw:style-name="gr5" draw:text-style-name="P7" draw:layer="layout" draw:type="lines" svg:x1="3.757cm" svg:y1="12.612cm" svg:x2="6.659cm" svg:y2="13.814cm" draw:start-shape="id11" draw:end-shape="id13" draw:end-glue-point="6" svg:d="M3757 12612h519l1865 1202h518" svg:viewBox="0 0 2903 1203">
          <text:p/>
        </draw:connector>
        <draw:frame draw:style-name="gr9" draw:text-style-name="P10" draw:layer="layout" svg:width="0.762cm" svg:height="0.725cm" svg:x="4.75cm" svg:y="13.148cm">
          <draw:text-box>
            <text:p text:style-name="P9"><text:span text:style-name="T2">e</text:span></text:p>
          </draw:text-box>
        </draw:frame>
        <draw:connector draw:style-name="gr5" draw:text-style-name="P7" draw:layer="layout" draw:type="lines" svg:x1="6.804cm" svg:y1="12.167cm" svg:x2="6.805cm" svg:y2="13.46cm" draw:start-shape="id12" draw:start-glue-point="7" draw:end-shape="id13" draw:end-glue-point="5" svg:d="M6804 12167v665l1-36v664" svg:viewBox="0 0 2 1294">
          <text:p/>
        </draw:connector>
        <draw:connector draw:style-name="gr5" draw:text-style-name="P7" draw:layer="layout" draw:type="lines" svg:x1="7.512cm" svg:y1="12.167cm" svg:x2="7.513cm" svg:y2="13.46cm" draw:start-shape="id12" draw:start-glue-point="9" draw:end-shape="id13" draw:end-glue-point="11" svg:d="M7512 12167v665l1-36v664" svg:viewBox="0 0 2 1294">
          <text:p/>
        </draw:connector>
        <draw:frame draw:style-name="gr9" draw:text-style-name="P10" draw:layer="layout" svg:width="0.762cm" svg:height="0.725cm" svg:x="6.25cm" svg:y="12.24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7.35cm" svg:y="12.249cm">
          <draw:text-box>
            <text:p text:style-name="P9"><text:span text:style-name="T2">d</text:span></text:p>
          </draw:text-box>
        </draw:frame>
        <draw:custom-shape draw:style-name="gr4" draw:text-style-name="P6" xml:id="id14" draw:id="id14" draw:layer="layout" svg:width="1cm" svg:height="1cm" svg:x="-0.112cm" svg:y="12.117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757cm" svg:y1="12.612cm" svg:x2="0.888cm" svg:y2="12.617cm" draw:start-shape="id11" draw:start-glue-point="6" draw:end-shape="id14" draw:end-glue-point="10" svg:d="M2757 12612h-518l-832 5h-519" svg:viewBox="0 0 1870 6">
          <text:p/>
        </draw:connector>
        <draw:frame draw:style-name="gr9" draw:text-style-name="P10" draw:layer="layout" svg:width="0.762cm" svg:height="0.725cm" svg:x="1.55cm" svg:y="11.948cm">
          <draw:text-box>
            <text:p text:style-name="P9"><text:span text:style-name="T2">c</text:span></text:p>
          </draw:text-box>
        </draw:frame>
        <draw:custom-shape draw:style-name="gr23" draw:text-style-name="P4" draw:layer="layout" svg:width="9.049cm" svg:height="4.472cm" svg:x="-0.484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5" draw:id="id15" draw:layer="layout" svg:width="1cm" svg:height="1cm" svg:x="1.457cm" svg:y="16.70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6" draw:id="id16" draw:layer="layout" svg:width="1cm" svg:height="1cm" svg:x="6.658cm" svg:y="15.90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35cm" svg:y="16.037cm">
          <draw:text-box>
            <text:p text:style-name="P9"><text:span text:style-name="T2">a</text:span></text:p>
          </draw:text-box>
        </draw:frame>
        <draw:frame draw:style-name="gr24" draw:text-style-name="P12" draw:layer="layout" svg:width="3.756cm" svg:height="0.917cm" svg:x="-0.557cm" svg:y="14.739cm">
          <draw:text-box>
            <text:p text:style-name="P11"><text:span text:style-name="T6">Graph</text:span></text:p>
          </draw:text-box>
        </draw:frame>
        <draw:connector draw:style-name="gr5" draw:text-style-name="P7" draw:layer="layout" draw:line-skew="0cm -2.436cm" svg:x1="1.957cm" svg:y1="16.702cm" svg:x2="1.957cm" svg:y2="17.702cm" draw:start-shape="id15" draw:start-glue-point="4" draw:end-shape="id15" draw:end-glue-point="8" svg:d="M1957 16702v-518h-1417v2037h1417v-519" svg:viewBox="0 0 1418 2038">
          <text:p/>
        </draw:connector>
        <draw:custom-shape draw:style-name="gr4" draw:text-style-name="P6" xml:id="id17" draw:id="id17" draw:layer="layout" svg:width="1cm" svg:height="1cm" svg:x="6.659cm" svg:y="17.9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57cm" svg:y1="17.202cm" svg:x2="6.658cm" svg:y2="16.403cm" draw:start-shape="id15" draw:start-glue-point="10" draw:end-shape="id16" svg:d="M2457 17202h519l3164-799h518" svg:viewBox="0 0 4202 800">
          <text:p/>
        </draw:connector>
        <draw:connector draw:style-name="gr5" draw:text-style-name="P7" draw:layer="layout" draw:type="lines" svg:x1="2.457cm" svg:y1="17.202cm" svg:x2="6.659cm" svg:y2="18.404cm" draw:start-shape="id15" draw:end-shape="id17" draw:end-glue-point="6" svg:d="M2457 17202h519l3165 1202h518" svg:viewBox="0 0 4203 1203">
          <text:p/>
        </draw:connector>
        <draw:frame draw:style-name="gr9" draw:text-style-name="P10" draw:layer="layout" svg:width="0.762cm" svg:height="0.725cm" svg:x="4.35cm" svg:y="17.838cm">
          <draw:text-box>
            <text:p text:style-name="P9"><text:span text:style-name="T2">f</text:span></text:p>
          </draw:text-box>
        </draw:frame>
        <draw:frame draw:style-name="gr9" draw:text-style-name="P10" draw:layer="layout" svg:width="0.762cm" svg:height="0.725cm" svg:x="-0.05cm" svg:y="16.838cm">
          <draw:text-box>
            <text:p text:style-name="P9"><text:span text:style-name="T2">a</text:span></text:p>
          </draw:text-box>
        </draw:frame>
        <draw:connector draw:style-name="gr5" draw:text-style-name="P7" draw:layer="layout" draw:type="lines" svg:x1="7.158cm" svg:y1="16.903cm" svg:x2="7.159cm" svg:y2="17.904cm" draw:start-shape="id16" draw:start-glue-point="8" draw:end-shape="id17" draw:end-glue-point="4" svg:d="M7158 16903v519l1-36v518" svg:viewBox="0 0 2 1002">
          <text:p/>
        </draw:connector>
        <draw:frame draw:style-name="gr9" draw:text-style-name="P10" draw:layer="layout" svg:width="0.762cm" svg:height="0.725cm" svg:x="6.35cm" svg:y="16.938cm">
          <draw:text-box>
            <text:p text:style-name="P9"><text:span text:style-name="T2">c</text:span></text:p>
          </draw:text-box>
        </draw:frame>
        <draw:frame draw:style-name="gr26" draw:text-style-name="P14" draw:layer="layout" svg:width="5.572cm" svg:height="0.764cm" svg:x="13.254cm" svg:y="2.206cm">
          <draw:text-box>
            <text:p text:style-name="P13"><text:span text:style-name="T9">FrequentPatterns</text:span></text:p>
          </draw:text-box>
        </draw:frame>
        <draw:custom-shape draw:style-name="gr27" draw:text-style-name="P4" draw:layer="layout" svg:width="9.655cm" svg:height="1.943cm" svg:x="13.625cm" svg:y="3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8" draw:id="id18" draw:layer="layout" svg:width="1cm" svg:height="1cm" svg:x="17.282cm" svg:y="3.5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199cm" svg:x="13.552cm" svg:y="3.4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19" draw:id="id19" draw:layer="layout" svg:width="1cm" svg:height="1cm" svg:x="21.668cm" svg:y="3.604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82cm" svg:y1="4.083cm" svg:x2="21.668cm" svg:y2="4.104cm" draw:start-shape="id18" draw:start-glue-point="10" draw:end-shape="id19" draw:end-glue-point="6" svg:d="M18282 4083h519l2349 21h518" svg:viewBox="0 0 3387 22">
          <text:p/>
        </draw:connector>
        <draw:frame draw:style-name="gr9" draw:text-style-name="P10" draw:layer="layout" svg:width="0.762cm" svg:height="0.725cm" svg:x="19.559cm" svg:y="3.438cm">
          <draw:text-box>
            <text:p text:style-name="P9"><text:span text:style-name="T2">a</text:span></text:p>
          </draw:text-box>
        </draw:frame>
        <draw:custom-shape draw:style-name="gr28" draw:text-style-name="P19" draw:layer="layout" svg:width="3.683cm" svg:height="3.683cm" svg:x="9.355cm" svg:y="10.925cm">
          <text:p text:style-name="P18"><text:span text:style-name="T14">FSM</text:span></text:p>
          <text:p text:style-name="P18"><text:span text:style-name="T14">66%</text:span></text:p>
          <draw:enhanced-geometry svg:viewBox="0 0 21600 21600" draw:text-areas="0 ?f0 ?f5 ?f2" draw:type="right-arrow" draw:modifiers="12793.4853420195 3570.68403908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9.655cm" svg:height="1.943cm" svg:x="13.634cm" svg:y="5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0" draw:id="id20" draw:layer="layout" svg:width="1cm" svg:height="1cm" svg:x="17.291cm" svg:y="5.6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199cm" svg:x="13.561cm" svg:y="5.539cm">
          <draw:text-box>
            <text:p text:style-name="P11"><text:span text:style-name="T6">Pattern</text:span></text:p>
            <text:p text:style-name="P11"><text:span text:style-name="T5">support=3</text:span></text:p>
          </draw:text-box>
        </draw:frame>
        <draw:custom-shape draw:style-name="gr4" draw:text-style-name="P6" xml:id="id21" draw:id="id21" draw:layer="layout" svg:width="1cm" svg:height="1cm" svg:x="21.677cm" svg:y="5.7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6.183cm" svg:x2="21.677cm" svg:y2="6.204cm" draw:start-shape="id20" draw:start-glue-point="10" draw:end-shape="id21" draw:end-glue-point="6" svg:d="M18291 6183h519l2349 21h518" svg:viewBox="0 0 3387 22">
          <text:p/>
        </draw:connector>
        <draw:frame draw:style-name="gr9" draw:text-style-name="P10" draw:layer="layout" svg:width="0.762cm" svg:height="0.725cm" svg:x="19.568cm" svg:y="5.538cm">
          <draw:text-box>
            <text:p text:style-name="P9"><text:span text:style-name="T2">c</text:span></text:p>
          </draw:text-box>
        </draw:frame>
        <draw:custom-shape draw:style-name="gr27" draw:text-style-name="P4" draw:layer="layout" svg:width="9.655cm" svg:height="1.943cm" svg:x="13.643cm" svg:y="7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1cm" svg:height="1cm" svg:x="17.3cm" svg:y="7.7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199cm" svg:x="13.57cm" svg:y="7.6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23" draw:id="id23" draw:layer="layout" svg:width="1cm" svg:height="1cm" svg:x="21.686cm" svg:y="7.8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8.283cm" svg:x2="21.686cm" svg:y2="8.304cm" draw:start-shape="id22" draw:start-glue-point="10" draw:end-shape="id23" draw:end-glue-point="6" svg:d="M18300 8283h519l2349 21h518" svg:viewBox="0 0 3387 22">
          <text:p/>
        </draw:connector>
        <draw:frame draw:style-name="gr9" draw:text-style-name="P10" draw:layer="layout" svg:width="0.762cm" svg:height="0.725cm" svg:x="19.577cm" svg:y="7.638cm">
          <draw:text-box>
            <text:p text:style-name="P9"><text:span text:style-name="T2">d</text:span></text:p>
          </draw:text-box>
        </draw:frame>
        <draw:custom-shape draw:style-name="gr27" draw:text-style-name="P4" draw:layer="layout" svg:width="9.655cm" svg:height="1.943cm" svg:x="13.652cm" svg:y="9.43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3.756cm" svg:height="1.199cm" svg:x="13.579cm" svg:y="9.7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24" draw:id="id24" draw:layer="layout" svg:width="1cm" svg:height="1cm" svg:x="20.314cm" svg:y="9.906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-0.227cm" svg:x1="20.46cm" svg:y1="10.052cm" svg:x2="20.46cm" svg:y2="10.76cm" draw:start-shape="id24" draw:start-glue-point="5" draw:end-shape="id24" draw:end-glue-point="7" svg:d="M20460 10052h-891v708h891" svg:viewBox="0 0 892 709">
          <text:p/>
        </draw:connector>
        <draw:frame draw:style-name="gr9" draw:text-style-name="P10" draw:layer="layout" svg:width="0.762cm" svg:height="0.725cm" svg:x="18.807cm" svg:y="10.042cm">
          <draw:text-box>
            <text:p text:style-name="P9"><text:span text:style-name="T2">a</text:span></text:p>
          </draw:text-box>
        </draw:frame>
        <draw:custom-shape draw:style-name="gr27" draw:text-style-name="P4" draw:layer="layout" svg:width="9.655cm" svg:height="1.943cm" svg:x="13.634cm" svg:y="11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5" draw:id="id25" draw:layer="layout" svg:width="1cm" svg:height="1cm" svg:x="17.291cm" svg:y="11.9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199cm" svg:x="13.561cm" svg:y="11.8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26" draw:id="id26" draw:layer="layout" svg:width="1cm" svg:height="1cm" svg:x="19.777cm" svg:y="11.975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12.483cm" svg:x2="19.777cm" svg:y2="12.475cm" draw:start-shape="id25" draw:start-glue-point="10" draw:end-shape="id26" draw:end-glue-point="6" svg:d="M18291 12483h519l449-8h518" svg:viewBox="0 0 1487 9">
          <text:p/>
        </draw:connector>
        <draw:frame draw:style-name="gr9" draw:text-style-name="P10" draw:layer="layout" svg:width="0.762cm" svg:height="0.725cm" svg:x="18.568cm" svg:y="11.838cm">
          <draw:text-box>
            <text:p text:style-name="P9"><text:span text:style-name="T2">a</text:span></text:p>
          </draw:text-box>
        </draw:frame>
        <draw:custom-shape draw:style-name="gr4" draw:text-style-name="P6" xml:id="id27" draw:id="id27" draw:layer="layout" svg:width="1cm" svg:height="1cm" svg:x="22.178cm" svg:y="11.985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0.777cm" svg:y1="12.475cm" svg:x2="22.178cm" svg:y2="12.485cm" draw:start-shape="id26" draw:start-glue-point="10" draw:end-shape="id27" draw:end-glue-point="6" svg:d="M20777 12475h519l364 10h518" svg:viewBox="0 0 1402 11">
          <text:p/>
        </draw:connector>
        <draw:frame draw:style-name="gr9" draw:text-style-name="P10" draw:layer="layout" svg:width="0.762cm" svg:height="0.725cm" svg:x="20.969cm" svg:y="11.848cm">
          <draw:text-box>
            <text:p text:style-name="P9"><text:span text:style-name="T2">c</text:span></text:p>
          </draw:text-box>
        </draw:frame>
        <draw:custom-shape draw:style-name="gr27" draw:text-style-name="P4" draw:layer="layout" svg:width="9.655cm" svg:height="1.943cm" svg:x="13.661cm" svg:y="13.73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3.756cm" svg:height="1.199cm" svg:x="13.588cm" svg:y="14.0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28" draw:id="id28" draw:layer="layout" svg:width="1cm" svg:height="1cm" svg:x="18.323cm" svg:y="14.206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-0.227cm" svg:x1="18.469cm" svg:y1="14.352cm" svg:x2="18.469cm" svg:y2="15.06cm" draw:start-shape="id28" draw:start-glue-point="5" draw:end-shape="id28" draw:end-glue-point="7" svg:d="M18469 14352h-891v708h891" svg:viewBox="0 0 892 709">
          <text:p/>
        </draw:connector>
        <draw:frame draw:style-name="gr9" draw:text-style-name="P10" draw:layer="layout" svg:width="0.762cm" svg:height="0.725cm" svg:x="16.816cm" svg:y="14.342cm">
          <draw:text-box>
            <text:p text:style-name="P9"><text:span text:style-name="T2">a</text:span></text:p>
          </draw:text-box>
        </draw:frame>
        <draw:custom-shape draw:style-name="gr4" draw:text-style-name="P6" xml:id="id29" draw:id="id29" draw:layer="layout" svg:width="1cm" svg:height="1cm" svg:x="21.669cm" svg:y="14.214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9.323cm" svg:y1="14.706cm" svg:x2="21.669cm" svg:y2="14.714cm" draw:start-shape="id28" draw:start-glue-point="10" draw:end-shape="id29" draw:end-glue-point="6" svg:d="M19323 14706h519l1309 8h518" svg:viewBox="0 0 2347 9">
          <text:p/>
        </draw:connector>
        <draw:frame draw:style-name="gr9" draw:text-style-name="P10" draw:layer="layout" svg:width="0.762cm" svg:height="0.725cm" svg:x="19.96cm" svg:y="14.048cm">
          <draw:text-box>
            <text:p text:style-name="P9"><text:span text:style-name="T2">a</text:span></text:p>
          </draw:text-box>
        </draw:frame>
        <draw:custom-shape draw:style-name="gr27" draw:text-style-name="P4" draw:layer="layout" svg:width="9.655cm" svg:height="1.943cm" svg:x="13.625cm" svg:y="15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0" draw:id="id30" draw:layer="layout" svg:width="1cm" svg:height="1cm" svg:x="17.282cm" svg:y="16.3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199cm" svg:x="13.552cm" svg:y="16.239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  <draw:custom-shape draw:style-name="gr4" draw:text-style-name="P6" xml:id="id31" draw:id="id31" draw:layer="layout" svg:width="1cm" svg:height="1cm" svg:x="21.668cm" svg:y="16.4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136cm" svg:y1="17.237cm" svg:x2="21.814cm" svg:y2="17.258cm" draw:start-shape="id30" draw:start-glue-point="9" draw:end-shape="id31" draw:end-glue-point="7" svg:d="M18136 17237h665l2349 21h664" svg:viewBox="0 0 3679 22">
          <text:p/>
        </draw:connector>
        <draw:connector draw:style-name="gr5" draw:text-style-name="P7" draw:layer="layout" draw:type="lines" svg:x1="18.136cm" svg:y1="16.529cm" svg:x2="21.814cm" svg:y2="16.55cm" draw:start-shape="id30" draw:start-glue-point="11" draw:end-shape="id31" draw:end-glue-point="5" svg:d="M18136 16529h665l2349 21h664" svg:viewBox="0 0 3679 22">
          <text:p/>
        </draw:connector>
        <draw:frame draw:style-name="gr9" draw:text-style-name="P10" draw:layer="layout" svg:width="0.762cm" svg:height="0.725cm" svg:x="19.559cm" svg:y="15.93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19.559cm" svg:y="17.139cm">
          <draw:text-box>
            <text:p text:style-name="P9"><text:span text:style-name="T2">d</text:span></text:p>
          </draw:text-box>
        </draw:frame>
        <draw:custom-shape draw:style-name="gr4" draw:text-style-name="P6" xml:id="id32" draw:id="id32" draw:layer="layout" svg:width="1cm" svg:height="1cm" svg:x="15.566cm" svg:y="19.50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3" draw:id="id33" draw:layer="layout" svg:width="1cm" svg:height="1cm" svg:x="18.867cm" svg:y="19.50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17.159cm" svg:y="19.337cm">
          <draw:text-box>
            <text:p text:style-name="P9"><text:span text:style-name="T2">a</text:span></text:p>
          </draw:text-box>
        </draw:frame>
        <draw:connector draw:style-name="gr5" draw:text-style-name="P7" draw:layer="layout" draw:line-skew="-0.205cm" svg:x1="15.712cm" svg:y1="19.648cm" svg:x2="15.712cm" svg:y2="20.356cm" draw:start-shape="id32" draw:start-glue-point="5" draw:end-shape="id32" draw:end-glue-point="7" svg:d="M15712 19648h-869v708h869" svg:viewBox="0 0 870 709">
          <text:p/>
        </draw:connector>
        <draw:custom-shape draw:style-name="gr4" draw:text-style-name="P6" xml:id="id34" draw:id="id34" draw:layer="layout" svg:width="1cm" svg:height="1cm" svg:x="21.768cm" svg:y="19.5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6.566cm" svg:y1="20.002cm" svg:x2="18.867cm" svg:y2="20.003cm" draw:start-shape="id32" draw:start-glue-point="10" draw:end-shape="id33" svg:d="M16566 20002h519l1264 1h518" svg:viewBox="0 0 2302 2">
          <text:p/>
        </draw:connector>
        <draw:frame draw:style-name="gr9" draw:text-style-name="P10" draw:layer="layout" svg:width="0.762cm" svg:height="0.725cm" svg:x="14.059cm" svg:y="19.638cm">
          <draw:text-box>
            <text:p text:style-name="P9"><text:span text:style-name="T2">a</text:span></text:p>
          </draw:text-box>
        </draw:frame>
        <draw:connector draw:style-name="gr5" draw:text-style-name="P7" draw:layer="layout" draw:type="lines" svg:x1="19.867cm" svg:y1="20.003cm" svg:x2="21.768cm" svg:y2="20.004cm" draw:start-shape="id33" draw:end-shape="id34" draw:end-glue-point="6" svg:d="M19867 20003h519l864 1h518" svg:viewBox="0 0 1902 2">
          <text:p/>
        </draw:connector>
        <draw:frame draw:style-name="gr9" draw:text-style-name="P10" draw:layer="layout" svg:width="0.762cm" svg:height="0.725cm" svg:x="20.359cm" svg:y="19.338cm">
          <draw:text-box>
            <text:p text:style-name="P9"><text:span text:style-name="T2">c</text:span></text:p>
          </draw:text-box>
        </draw:frame>
        <draw:frame draw:style-name="gr24" draw:text-style-name="P12" draw:layer="layout" svg:width="3.756cm" svg:height="1.199cm" svg:x="13.552cm" svg:y="18.24cm">
          <draw:text-box>
            <text:p text:style-name="P11"><text:span text:style-name="T6">Pattern</text:span></text:p>
            <text:p text:style-name="P11"><text:span text:style-name="T5">support=2</text:span></text:p>
          </draw:text-box>
        </draw:frame>
      </draw:page>
      <draw:page draw:name="page3" draw:style-name="dp1" draw:master-page-name="Default">
        <draw:custom-shape draw:style-name="gr29" draw:text-style-name="P3" draw:layer="layout" svg:width="9.779cm" svg:height="20.485cm" svg:x="-0.874cm" svg:y="2.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9.049cm" svg:height="4.472cm" svg:x="-0.493cm" svg:y="3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5" draw:id="id35" draw:layer="layout" svg:width="1cm" svg:height="1cm" svg:x="1.448cm" svg:y="5.20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6" draw:id="id36" draw:layer="layout" svg:width="1cm" svg:height="1cm" svg:x="6.649cm" svg:y="4.40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341cm" svg:y="4.537cm">
          <draw:text-box>
            <text:p text:style-name="P9"><text:span text:style-name="T2">a</text:span></text:p>
          </draw:text-box>
        </draw:frame>
        <draw:frame draw:style-name="gr24" draw:text-style-name="P12" draw:layer="layout" svg:width="3.756cm" svg:height="1.199cm" svg:x="-0.566cm" svg:y="3.239cm">
          <draw:text-box>
            <text:p text:style-name="P11"><text:span text:style-name="T6">Graph</text:span></text:p>
            <text:p text:style-name="P11"><text:span text:style-name="T5">category=good</text:span></text:p>
          </draw:text-box>
        </draw:frame>
        <draw:frame draw:style-name="gr9" draw:text-style-name="P14" draw:layer="layout" svg:width="1.889cm" svg:height="0.725cm" svg:x="-0.747cm" svg:y="2.505cm">
          <draw:text-box>
            <text:p text:style-name="P13"><text:span text:style-name="T9">Input</text:span></text:p>
          </draw:text-box>
        </draw:frame>
        <draw:connector draw:style-name="gr5" draw:text-style-name="P7" draw:layer="layout" draw:line-skew="0cm -2.436cm" svg:x1="1.948cm" svg:y1="5.202cm" svg:x2="1.948cm" svg:y2="6.202cm" draw:start-shape="id35" draw:start-glue-point="4" draw:end-shape="id35" draw:end-glue-point="8" svg:d="M1948 5202v-518h-1417v2037h1417v-519" svg:viewBox="0 0 1418 2038">
          <text:p/>
        </draw:connector>
        <draw:custom-shape draw:style-name="gr4" draw:text-style-name="P6" xml:id="id37" draw:id="id37" draw:layer="layout" svg:width="1cm" svg:height="1cm" svg:x="6.65cm" svg:y="6.4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48cm" svg:y1="5.702cm" svg:x2="6.649cm" svg:y2="4.903cm" draw:start-shape="id35" draw:start-glue-point="10" draw:end-shape="id36" svg:d="M2448 5702h519l3164-799h518" svg:viewBox="0 0 4202 800">
          <text:p/>
        </draw:connector>
        <draw:connector draw:style-name="gr5" draw:text-style-name="P7" draw:layer="layout" draw:type="lines" svg:x1="2.448cm" svg:y1="5.702cm" svg:x2="6.65cm" svg:y2="6.904cm" draw:start-shape="id35" draw:end-shape="id37" draw:end-glue-point="6" svg:d="M2448 5702h519l3165 1202h518" svg:viewBox="0 0 4203 1203">
          <text:p/>
        </draw:connector>
        <draw:frame draw:style-name="gr9" draw:text-style-name="P10" draw:layer="layout" svg:width="0.762cm" svg:height="0.725cm" svg:x="4.341cm" svg:y="6.238cm">
          <draw:text-box>
            <text:p text:style-name="P9"><text:span text:style-name="T2">b</text:span></text:p>
          </draw:text-box>
        </draw:frame>
        <draw:frame draw:style-name="gr9" draw:text-style-name="P10" draw:layer="layout" svg:width="0.762cm" svg:height="0.725cm" svg:x="-0.059cm" svg:y="5.338cm">
          <draw:text-box>
            <text:p text:style-name="P9"><text:span text:style-name="T2">a</text:span></text:p>
          </draw:text-box>
        </draw:frame>
        <draw:connector draw:style-name="gr5" draw:text-style-name="P7" draw:layer="layout" draw:type="lines" svg:x1="6.795cm" svg:y1="5.257cm" svg:x2="6.796cm" svg:y2="6.55cm" draw:start-shape="id36" draw:start-glue-point="7" draw:end-shape="id37" draw:end-glue-point="5" svg:d="M6795 5257v665l1-36v664" svg:viewBox="0 0 2 1294">
          <text:p/>
        </draw:connector>
        <draw:connector draw:style-name="gr5" draw:text-style-name="P7" draw:layer="layout" draw:type="lines" svg:x1="7.503cm" svg:y1="5.257cm" svg:x2="7.504cm" svg:y2="6.55cm" draw:start-shape="id36" draw:start-glue-point="9" draw:end-shape="id37" draw:end-glue-point="11" svg:d="M7503 5257v665l1-36v664" svg:viewBox="0 0 2 1294">
          <text:p/>
        </draw:connector>
        <draw:frame draw:style-name="gr9" draw:text-style-name="P10" draw:layer="layout" svg:width="0.762cm" svg:height="0.725cm" svg:x="6.241cm" svg:y="5.33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7.341cm" svg:y="5.339cm">
          <draw:text-box>
            <text:p text:style-name="P9"><text:span text:style-name="T2">d</text:span></text:p>
          </draw:text-box>
        </draw:frame>
        <draw:custom-shape draw:style-name="gr25" draw:text-style-name="P4" draw:layer="layout" svg:width="9.049cm" svg:height="3.983cm" svg:x="-0.484cm" svg:y="7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8" draw:id="id38" draw:layer="layout" svg:width="1cm" svg:height="1cm" svg:x="2.757cm" svg:y="9.31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9" draw:id="id39" draw:layer="layout" svg:width="1cm" svg:height="1cm" svg:x="6.658cm" svg:y="8.51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85cm" svg:y="8.647cm">
          <draw:text-box>
            <text:p text:style-name="P9"><text:span text:style-name="T2">c</text:span></text:p>
          </draw:text-box>
        </draw:frame>
        <draw:frame draw:style-name="gr24" draw:text-style-name="P12" draw:layer="layout" svg:width="3.756cm" svg:height="1.199cm" svg:x="-0.557cm" svg:y="7.849cm">
          <draw:text-box>
            <text:p text:style-name="P11"><text:span text:style-name="T6">Graph</text:span></text:p>
            <text:p text:style-name="P11"><text:span text:style-name="T5">category=good</text:span></text:p>
          </draw:text-box>
        </draw:frame>
        <draw:custom-shape draw:style-name="gr4" draw:text-style-name="P6" xml:id="id40" draw:id="id40" draw:layer="layout" svg:width="1cm" svg:height="1cm" svg:x="6.659cm" svg:y="10.51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57cm" svg:y1="9.812cm" svg:x2="6.658cm" svg:y2="9.013cm" draw:start-shape="id38" draw:start-glue-point="10" draw:end-shape="id39" svg:d="M3757 9812h519l1864-799h518" svg:viewBox="0 0 2902 800">
          <text:p/>
        </draw:connector>
        <draw:connector draw:style-name="gr5" draw:text-style-name="P7" draw:layer="layout" draw:type="lines" svg:x1="3.757cm" svg:y1="9.812cm" svg:x2="6.659cm" svg:y2="11.014cm" draw:start-shape="id38" draw:end-shape="id40" draw:end-glue-point="6" svg:d="M3757 9812h519l1865 1202h518" svg:viewBox="0 0 2903 1203">
          <text:p/>
        </draw:connector>
        <draw:frame draw:style-name="gr9" draw:text-style-name="P10" draw:layer="layout" svg:width="0.762cm" svg:height="0.725cm" svg:x="4.75cm" svg:y="10.348cm">
          <draw:text-box>
            <text:p text:style-name="P9"><text:span text:style-name="T2">e</text:span></text:p>
          </draw:text-box>
        </draw:frame>
        <draw:connector draw:style-name="gr5" draw:text-style-name="P7" draw:layer="layout" draw:type="lines" svg:x1="6.804cm" svg:y1="9.367cm" svg:x2="6.805cm" svg:y2="10.66cm" draw:start-shape="id39" draw:start-glue-point="7" draw:end-shape="id40" draw:end-glue-point="5" svg:d="M6804 9367v665l1-36v664" svg:viewBox="0 0 2 1294">
          <text:p/>
        </draw:connector>
        <draw:connector draw:style-name="gr5" draw:text-style-name="P7" draw:layer="layout" draw:type="lines" svg:x1="7.512cm" svg:y1="9.367cm" svg:x2="7.513cm" svg:y2="10.66cm" draw:start-shape="id39" draw:start-glue-point="9" draw:end-shape="id40" draw:end-glue-point="11" svg:d="M7512 9367v665l1-36v664" svg:viewBox="0 0 2 1294">
          <text:p/>
        </draw:connector>
        <draw:frame draw:style-name="gr9" draw:text-style-name="P10" draw:layer="layout" svg:width="0.762cm" svg:height="0.725cm" svg:x="6.25cm" svg:y="9.44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7.35cm" svg:y="9.449cm">
          <draw:text-box>
            <text:p text:style-name="P9"><text:span text:style-name="T2">d</text:span></text:p>
          </draw:text-box>
        </draw:frame>
        <draw:custom-shape draw:style-name="gr4" draw:text-style-name="P6" xml:id="id41" draw:id="id41" draw:layer="layout" svg:width="1cm" svg:height="1cm" svg:x="-0.112cm" svg:y="9.317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757cm" svg:y1="9.812cm" svg:x2="0.888cm" svg:y2="9.817cm" draw:start-shape="id38" draw:start-glue-point="6" draw:end-shape="id41" draw:end-glue-point="10" svg:d="M2757 9812h-518l-832 5h-519" svg:viewBox="0 0 1870 6">
          <text:p/>
        </draw:connector>
        <draw:frame draw:style-name="gr9" draw:text-style-name="P10" draw:layer="layout" svg:width="0.762cm" svg:height="0.725cm" svg:x="1.55cm" svg:y="9.148cm">
          <draw:text-box>
            <text:p text:style-name="P9"><text:span text:style-name="T2">c</text:span></text:p>
          </draw:text-box>
        </draw:frame>
        <draw:custom-shape draw:style-name="gr30" draw:text-style-name="P4" draw:layer="layout" svg:width="9.049cm" svg:height="2.858cm" svg:x="-0.475cm" svg:y="1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2" draw:id="id42" draw:layer="layout" svg:width="1cm" svg:height="1cm" svg:x="3.266cm" svg:y="13.51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3" draw:id="id43" draw:layer="layout" svg:width="1cm" svg:height="1cm" svg:x="6.667cm" svg:y="13.51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859cm" svg:y="13.247cm">
          <draw:text-box>
            <text:p text:style-name="P9"><text:span text:style-name="T2">c</text:span></text:p>
          </draw:text-box>
        </draw:frame>
        <draw:frame draw:style-name="gr24" draw:text-style-name="P12" draw:layer="layout" svg:width="3.756cm" svg:height="1.199cm" svg:x="-0.548cm" svg:y="12.049cm">
          <draw:text-box>
            <text:p text:style-name="P11"><text:span text:style-name="T6">Graph</text:span></text:p>
            <text:p text:style-name="P11"><text:span text:style-name="T5">category=bad</text:span></text:p>
          </draw:text-box>
        </draw:frame>
        <draw:connector draw:style-name="gr5" draw:text-style-name="P7" draw:layer="layout" draw:type="lines" svg:x1="4.266cm" svg:y1="14.012cm" svg:x2="6.667cm" svg:y2="14.013cm" draw:start-shape="id42" draw:start-glue-point="10" draw:end-shape="id43" svg:d="M4266 14012h519l1364 1h518" svg:viewBox="0 0 2402 2">
          <text:p/>
        </draw:connector>
        <draw:custom-shape draw:style-name="gr4" draw:text-style-name="P6" xml:id="id44" draw:id="id44" draw:layer="layout" svg:width="1cm" svg:height="1cm" svg:x="-0.103cm" svg:y="13.517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266cm" svg:y1="14.012cm" svg:x2="0.897cm" svg:y2="14.017cm" draw:start-shape="id42" draw:start-glue-point="6" draw:end-shape="id44" draw:end-glue-point="10" svg:d="M3266 14012h-518l-1332 5h-519" svg:viewBox="0 0 2370 6">
          <text:p/>
        </draw:connector>
        <draw:frame draw:style-name="gr9" draw:text-style-name="P10" draw:layer="layout" svg:width="0.762cm" svg:height="0.725cm" svg:x="1.759cm" svg:y="13.348cm">
          <draw:text-box>
            <text:p text:style-name="P9"><text:span text:style-name="T2">a</text:span></text:p>
          </draw:text-box>
        </draw:frame>
        <draw:custom-shape draw:style-name="gr30" draw:text-style-name="P4" draw:layer="layout" svg:width="9.049cm" svg:height="2.858cm" svg:x="-0.466cm" svg:y="15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5" draw:id="id45" draw:layer="layout" svg:width="1cm" svg:height="1cm" svg:x="3.275cm" svg:y="16.61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6" draw:id="id46" draw:layer="layout" svg:width="1cm" svg:height="1cm" svg:x="6.676cm" svg:y="16.61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868cm" svg:y="16.347cm">
          <draw:text-box>
            <text:p text:style-name="P9"><text:span text:style-name="T2">a</text:span></text:p>
          </draw:text-box>
        </draw:frame>
        <draw:frame draw:style-name="gr24" draw:text-style-name="P12" draw:layer="layout" svg:width="3.756cm" svg:height="1.199cm" svg:x="-0.539cm" svg:y="15.149cm">
          <draw:text-box>
            <text:p text:style-name="P11"><text:span text:style-name="T6">Graph</text:span></text:p>
            <text:p text:style-name="P11"><text:span text:style-name="T5">category=bad</text:span></text:p>
          </draw:text-box>
        </draw:frame>
        <draw:connector draw:style-name="gr5" draw:text-style-name="P7" draw:layer="layout" draw:type="lines" svg:x1="4.275cm" svg:y1="17.112cm" svg:x2="6.676cm" svg:y2="17.113cm" draw:start-shape="id45" draw:start-glue-point="10" draw:end-shape="id46" svg:d="M4275 17112h519l1364 1h518" svg:viewBox="0 0 2402 2">
          <text:p/>
        </draw:connector>
        <draw:custom-shape draw:style-name="gr4" draw:text-style-name="P6" xml:id="id47" draw:id="id47" draw:layer="layout" svg:width="1cm" svg:height="1cm" svg:x="-0.094cm" svg:y="16.617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275cm" svg:y1="17.112cm" svg:x2="0.906cm" svg:y2="17.117cm" draw:start-shape="id45" draw:start-glue-point="6" draw:end-shape="id47" draw:end-glue-point="10" svg:d="M3275 17112h-518l-1332 5h-519" svg:viewBox="0 0 2370 6">
          <text:p/>
        </draw:connector>
        <draw:frame draw:style-name="gr9" draw:text-style-name="P10" draw:layer="layout" svg:width="0.762cm" svg:height="0.725cm" svg:x="1.768cm" svg:y="16.448cm">
          <draw:text-box>
            <text:p text:style-name="P9"><text:span text:style-name="T2">b</text:span></text:p>
          </draw:text-box>
        </draw:frame>
        <draw:custom-shape draw:style-name="gr23" draw:text-style-name="P4" draw:layer="layout" svg:width="9.049cm" svg:height="4.472cm" svg:x="-0.484cm" svg:y="18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8" draw:id="id48" draw:layer="layout" svg:width="1cm" svg:height="1cm" svg:x="1.457cm" svg:y="20.202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9" draw:id="id49" draw:layer="layout" svg:width="1cm" svg:height="1cm" svg:x="6.658cm" svg:y="19.40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2cm" svg:height="0.725cm" svg:x="4.35cm" svg:y="19.537cm">
          <draw:text-box>
            <text:p text:style-name="P9"><text:span text:style-name="T2">a</text:span></text:p>
          </draw:text-box>
        </draw:frame>
        <draw:frame draw:style-name="gr24" draw:text-style-name="P12" draw:layer="layout" svg:width="3.756cm" svg:height="1.199cm" svg:x="-0.557cm" svg:y="18.239cm">
          <draw:text-box>
            <text:p text:style-name="P11"><text:span text:style-name="T6">Graph</text:span></text:p>
            <text:p text:style-name="P11"><text:span text:style-name="T5">category=bad</text:span></text:p>
          </draw:text-box>
        </draw:frame>
        <draw:connector draw:style-name="gr5" draw:text-style-name="P7" draw:layer="layout" draw:line-skew="0cm -2.436cm" svg:x1="1.957cm" svg:y1="20.202cm" svg:x2="1.957cm" svg:y2="21.202cm" draw:start-shape="id48" draw:start-glue-point="4" draw:end-shape="id48" draw:end-glue-point="8" svg:d="M1957 20202v-518h-1417v2037h1417v-519" svg:viewBox="0 0 1418 2038">
          <text:p/>
        </draw:connector>
        <draw:custom-shape draw:style-name="gr4" draw:text-style-name="P6" xml:id="id50" draw:id="id50" draw:layer="layout" svg:width="1cm" svg:height="1cm" svg:x="6.659cm" svg:y="21.4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57cm" svg:y1="20.702cm" svg:x2="6.658cm" svg:y2="19.903cm" draw:start-shape="id48" draw:start-glue-point="10" draw:end-shape="id49" svg:d="M2457 20702h519l3164-799h518" svg:viewBox="0 0 4202 800">
          <text:p/>
        </draw:connector>
        <draw:connector draw:style-name="gr5" draw:text-style-name="P7" draw:layer="layout" draw:type="lines" svg:x1="2.457cm" svg:y1="20.702cm" svg:x2="6.659cm" svg:y2="21.904cm" draw:start-shape="id48" draw:end-shape="id50" draw:end-glue-point="6" svg:d="M2457 20702h519l3165 1202h518" svg:viewBox="0 0 4203 1203">
          <text:p/>
        </draw:connector>
        <draw:frame draw:style-name="gr9" draw:text-style-name="P10" draw:layer="layout" svg:width="0.762cm" svg:height="0.725cm" svg:x="4.35cm" svg:y="21.238cm">
          <draw:text-box>
            <text:p text:style-name="P9"><text:span text:style-name="T2">b</text:span></text:p>
          </draw:text-box>
        </draw:frame>
        <draw:frame draw:style-name="gr9" draw:text-style-name="P10" draw:layer="layout" svg:width="0.762cm" svg:height="0.725cm" svg:x="-0.05cm" svg:y="20.338cm">
          <draw:text-box>
            <text:p text:style-name="P9"><text:span text:style-name="T2">a</text:span></text:p>
          </draw:text-box>
        </draw:frame>
        <draw:connector draw:style-name="gr5" draw:text-style-name="P7" draw:layer="layout" draw:type="lines" svg:x1="7.158cm" svg:y1="20.403cm" svg:x2="7.159cm" svg:y2="21.404cm" draw:start-shape="id49" draw:start-glue-point="8" draw:end-shape="id50" draw:end-glue-point="4" svg:d="M7158 20403v519l1-36v518" svg:viewBox="0 0 2 1002">
          <text:p/>
        </draw:connector>
        <draw:frame draw:style-name="gr9" draw:text-style-name="P10" draw:layer="layout" svg:width="0.762cm" svg:height="0.725cm" svg:x="6.35cm" svg:y="20.438cm">
          <draw:text-box>
            <text:p text:style-name="P9"><text:span text:style-name="T2">c</text:span></text:p>
          </draw:text-box>
        </draw:frame>
        <draw:custom-shape draw:style-name="gr31" draw:text-style-name="P3" draw:layer="layout" svg:width="10.553cm" svg:height="21.12cm" svg:x="13.226cm" svg:y="2.17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5.572cm" svg:height="0.764cm" svg:x="13.254cm" svg:y="2.206cm">
          <draw:text-box>
            <text:p text:style-name="P13"><text:span text:style-name="T9">CharacteristicPatterns</text:span></text:p>
          </draw:text-box>
        </draw:frame>
        <draw:custom-shape draw:style-name="gr27" draw:text-style-name="P4" draw:layer="layout" svg:width="9.655cm" svg:height="1.943cm" svg:x="13.616cm" svg:y="9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1" draw:id="id51" draw:layer="layout" svg:width="1cm" svg:height="1cm" svg:x="17.273cm" svg:y="9.8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43cm" svg:y="9.539cm">
          <draw:text-box>
            <text:p text:style-name="P11"><text:span text:style-name="T6">Pattern</text:span></text:p>
            <text:p text:style-name="P11"><text:span text:style-name="T5">category=good</text:span></text:p>
            <text:p text:style-name="P11"><text:span text:style-name="T5">support=2</text:span></text:p>
          </draw:text-box>
        </draw:frame>
        <draw:custom-shape draw:style-name="gr4" draw:text-style-name="P6" xml:id="id52" draw:id="id52" draw:layer="layout" svg:width="1cm" svg:height="1cm" svg:x="21.659cm" svg:y="9.9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127cm" svg:y1="10.737cm" svg:x2="21.805cm" svg:y2="10.758cm" draw:start-shape="id51" draw:start-glue-point="9" draw:end-shape="id52" draw:end-glue-point="7" svg:d="M18127 10737h665l2349 21h664" svg:viewBox="0 0 3679 22">
          <text:p/>
        </draw:connector>
        <draw:connector draw:style-name="gr5" draw:text-style-name="P7" draw:layer="layout" draw:type="lines" svg:x1="18.127cm" svg:y1="10.029cm" svg:x2="21.805cm" svg:y2="10.05cm" draw:start-shape="id51" draw:start-glue-point="11" draw:end-shape="id52" draw:end-glue-point="5" svg:d="M18127 10029h665l2349 21h664" svg:viewBox="0 0 3679 22">
          <text:p/>
        </draw:connector>
        <draw:frame draw:style-name="gr9" draw:text-style-name="P10" draw:layer="layout" svg:width="0.762cm" svg:height="0.725cm" svg:x="19.55cm" svg:y="9.438cm">
          <draw:text-box>
            <text:p text:style-name="P9"><text:span text:style-name="T2">c</text:span></text:p>
          </draw:text-box>
        </draw:frame>
        <draw:frame draw:style-name="gr9" draw:text-style-name="P10" draw:layer="layout" svg:width="0.762cm" svg:height="0.725cm" svg:x="19.55cm" svg:y="10.639cm">
          <draw:text-box>
            <text:p text:style-name="P9"><text:span text:style-name="T2">d</text:span></text:p>
          </draw:text-box>
        </draw:frame>
        <draw:custom-shape draw:style-name="gr27" draw:text-style-name="P4" draw:layer="layout" svg:width="9.655cm" svg:height="1.943cm" svg:x="13.625cm" svg:y="3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3" draw:id="id53" draw:layer="layout" svg:width="1cm" svg:height="1cm" svg:x="17.282cm" svg:y="3.5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52cm" svg:y="3.239cm">
          <draw:text-box>
            <text:p text:style-name="P11"><text:span text:style-name="T6">Pattern</text:span></text:p>
            <text:p text:style-name="P11"><text:span text:style-name="T5">category=good</text:span></text:p>
            <text:p text:style-name="P11"><text:span text:style-name="T5">support=2</text:span></text:p>
          </draw:text-box>
        </draw:frame>
        <draw:custom-shape draw:style-name="gr4" draw:text-style-name="P6" xml:id="id54" draw:id="id54" draw:layer="layout" svg:width="1cm" svg:height="1cm" svg:x="21.668cm" svg:y="3.6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82cm" svg:y1="4.083cm" svg:x2="21.668cm" svg:y2="4.104cm" draw:start-shape="id53" draw:start-glue-point="10" draw:end-shape="id54" draw:end-glue-point="6" svg:d="M18282 4083h519l2349 21h518" svg:viewBox="0 0 3387 22">
          <text:p/>
        </draw:connector>
        <draw:frame draw:style-name="gr9" draw:text-style-name="P10" draw:layer="layout" svg:width="0.762cm" svg:height="0.725cm" svg:x="19.559cm" svg:y="3.438cm">
          <draw:text-box>
            <text:p text:style-name="P9"><text:span text:style-name="T2">c</text:span></text:p>
          </draw:text-box>
        </draw:frame>
        <draw:custom-shape draw:style-name="gr27" draw:text-style-name="P4" draw:layer="layout" svg:width="9.655cm" svg:height="1.943cm" svg:x="13.634cm" svg:y="5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5" draw:id="id55" draw:layer="layout" svg:width="1cm" svg:height="1cm" svg:x="17.291cm" svg:y="5.6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61cm" svg:y="5.339cm">
          <draw:text-box>
            <text:p text:style-name="P11"><text:span text:style-name="T6">Pattern</text:span></text:p>
            <text:p text:style-name="P11"><text:span text:style-name="T5">category=bad</text:span></text:p>
            <text:p text:style-name="P11"><text:span text:style-name="T5">support=1</text:span></text:p>
          </draw:text-box>
        </draw:frame>
        <draw:custom-shape draw:style-name="gr4" draw:text-style-name="P6" xml:id="id56" draw:id="id56" draw:layer="layout" svg:width="1cm" svg:height="1cm" svg:x="21.677cm" svg:y="5.7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6.183cm" svg:x2="21.677cm" svg:y2="6.204cm" draw:start-shape="id55" draw:start-glue-point="10" draw:end-shape="id56" draw:end-glue-point="6" svg:d="M18291 6183h519l2349 21h518" svg:viewBox="0 0 3387 22">
          <text:p/>
        </draw:connector>
        <draw:frame draw:style-name="gr9" draw:text-style-name="P10" draw:layer="layout" svg:width="0.762cm" svg:height="0.725cm" svg:x="19.568cm" svg:y="5.538cm">
          <draw:text-box>
            <text:p text:style-name="P9"><text:span text:style-name="T2">c</text:span></text:p>
          </draw:text-box>
        </draw:frame>
        <draw:custom-shape draw:style-name="gr27" draw:text-style-name="P4" draw:layer="layout" svg:width="9.655cm" svg:height="1.943cm" svg:x="13.643cm" svg:y="7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7" draw:id="id57" draw:layer="layout" svg:width="1cm" svg:height="1cm" svg:x="17.3cm" svg:y="7.7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7cm" svg:y="7.439cm">
          <draw:text-box>
            <text:p text:style-name="P11"><text:span text:style-name="T6">Pattern</text:span></text:p>
            <text:p text:style-name="P11"><text:span text:style-name="T5">category=bad</text:span></text:p>
            <text:p text:style-name="P11"><text:span text:style-name="T5">support=1</text:span></text:p>
          </draw:text-box>
        </draw:frame>
        <draw:custom-shape draw:style-name="gr4" draw:text-style-name="P6" xml:id="id58" draw:id="id58" draw:layer="layout" svg:width="1cm" svg:height="1cm" svg:x="21.686cm" svg:y="7.8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8.283cm" svg:x2="21.686cm" svg:y2="8.304cm" draw:start-shape="id57" draw:start-glue-point="10" draw:end-shape="id58" draw:end-glue-point="6" svg:d="M18300 8283h519l2349 21h518" svg:viewBox="0 0 3387 22">
          <text:p/>
        </draw:connector>
        <draw:frame draw:style-name="gr9" draw:text-style-name="P10" draw:layer="layout" svg:width="0.762cm" svg:height="0.725cm" svg:x="19.577cm" svg:y="7.638cm">
          <draw:text-box>
            <text:p text:style-name="P9"><text:span text:style-name="T2">d</text:span></text:p>
          </draw:text-box>
        </draw:frame>
        <draw:custom-shape draw:style-name="gr27" draw:text-style-name="P4" draw:layer="layout" svg:width="9.655cm" svg:height="1.943cm" svg:x="13.643cm" svg:y="11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9" draw:id="id59" draw:layer="layout" svg:width="1cm" svg:height="1cm" svg:x="17.3cm" svg:y="11.9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7cm" svg:y="11.639cm">
          <draw:text-box>
            <text:p text:style-name="P11"><text:span text:style-name="T6">Pattern</text:span></text:p>
            <text:p text:style-name="P11"><text:span text:style-name="T5">category=good</text:span></text:p>
            <text:p text:style-name="P11"><text:span text:style-name="T5">support=1</text:span></text:p>
          </draw:text-box>
        </draw:frame>
        <draw:custom-shape draw:style-name="gr4" draw:text-style-name="P6" xml:id="id60" draw:id="id60" draw:layer="layout" svg:width="1cm" svg:height="1cm" svg:x="21.686cm" svg:y="12.004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12.483cm" svg:x2="21.686cm" svg:y2="12.504cm" draw:start-shape="id59" draw:start-glue-point="10" draw:end-shape="id60" draw:end-glue-point="6" svg:d="M18300 12483h519l2349 21h518" svg:viewBox="0 0 3387 22">
          <text:p/>
        </draw:connector>
        <draw:frame draw:style-name="gr9" draw:text-style-name="P10" draw:layer="layout" svg:width="0.762cm" svg:height="0.725cm" svg:x="19.577cm" svg:y="11.838cm">
          <draw:text-box>
            <text:p text:style-name="P9"><text:span text:style-name="T2">a</text:span></text:p>
          </draw:text-box>
        </draw:frame>
        <draw:custom-shape draw:style-name="gr27" draw:text-style-name="P4" draw:layer="layout" svg:width="9.655cm" svg:height="1.943cm" svg:x="13.652cm" svg:y="13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1" draw:id="id61" draw:layer="layout" svg:width="1cm" svg:height="1cm" svg:x="17.309cm" svg:y="14.0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79cm" svg:y="13.739cm">
          <draw:text-box>
            <text:p text:style-name="P11"><text:span text:style-name="T6">Pattern</text:span></text:p>
            <text:p text:style-name="P11"><text:span text:style-name="T5">category=bad</text:span></text:p>
            <text:p text:style-name="P11"><text:span text:style-name="T5">support=3</text:span></text:p>
          </draw:text-box>
        </draw:frame>
        <draw:custom-shape draw:style-name="gr4" draw:text-style-name="P6" xml:id="id62" draw:id="id62" draw:layer="layout" svg:width="1cm" svg:height="1cm" svg:x="21.695cm" svg:y="14.104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09cm" svg:y1="14.583cm" svg:x2="21.695cm" svg:y2="14.604cm" draw:start-shape="id61" draw:start-glue-point="10" draw:end-shape="id62" draw:end-glue-point="6" svg:d="M18309 14583h519l2349 21h518" svg:viewBox="0 0 3387 22">
          <text:p/>
        </draw:connector>
        <draw:frame draw:style-name="gr9" draw:text-style-name="P10" draw:layer="layout" svg:width="0.762cm" svg:height="0.725cm" svg:x="19.586cm" svg:y="13.938cm">
          <draw:text-box>
            <text:p text:style-name="P9"><text:span text:style-name="T2">a</text:span></text:p>
          </draw:text-box>
        </draw:frame>
        <draw:custom-shape draw:style-name="gr27" draw:text-style-name="P4" draw:layer="layout" svg:width="9.655cm" svg:height="1.943cm" svg:x="13.652cm" svg:y="15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3" draw:id="id63" draw:layer="layout" svg:width="1cm" svg:height="1cm" svg:x="17.309cm" svg:y="16.1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79cm" svg:y="15.839cm">
          <draw:text-box>
            <text:p text:style-name="P11"><text:span text:style-name="T6">Pattern</text:span></text:p>
            <text:p text:style-name="P11"><text:span text:style-name="T5">category=good</text:span></text:p>
            <text:p text:style-name="P11"><text:span text:style-name="T5">support=1</text:span></text:p>
          </draw:text-box>
        </draw:frame>
        <draw:custom-shape draw:style-name="gr4" draw:text-style-name="P6" xml:id="id64" draw:id="id64" draw:layer="layout" svg:width="1cm" svg:height="1cm" svg:x="21.695cm" svg:y="16.2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09cm" svg:y1="16.683cm" svg:x2="21.695cm" svg:y2="16.704cm" draw:start-shape="id63" draw:start-glue-point="10" draw:end-shape="id64" draw:end-glue-point="6" svg:d="M18309 16683h519l2349 21h518" svg:viewBox="0 0 3387 22">
          <text:p/>
        </draw:connector>
        <draw:frame draw:style-name="gr9" draw:text-style-name="P10" draw:layer="layout" svg:width="0.762cm" svg:height="0.725cm" svg:x="19.586cm" svg:y="16.038cm">
          <draw:text-box>
            <text:p text:style-name="P9"><text:span text:style-name="T2">b</text:span></text:p>
          </draw:text-box>
        </draw:frame>
        <draw:custom-shape draw:style-name="gr27" draw:text-style-name="P4" draw:layer="layout" svg:width="9.655cm" svg:height="1.943cm" svg:x="13.661cm" svg:y="17.8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5" draw:id="id65" draw:layer="layout" svg:width="1cm" svg:height="1cm" svg:x="17.318cm" svg:y="18.2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88cm" svg:y="17.939cm">
          <draw:text-box>
            <text:p text:style-name="P11"><text:span text:style-name="T6">Pattern</text:span></text:p>
            <text:p text:style-name="P11"><text:span text:style-name="T5">category=bad</text:span></text:p>
            <text:p text:style-name="P11"><text:span text:style-name="T5">support=2</text:span></text:p>
          </draw:text-box>
        </draw:frame>
        <draw:custom-shape draw:style-name="gr4" draw:text-style-name="P6" xml:id="id66" draw:id="id66" draw:layer="layout" svg:width="1cm" svg:height="1cm" svg:x="21.704cm" svg:y="18.3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18cm" svg:y1="18.783cm" svg:x2="21.704cm" svg:y2="18.804cm" draw:start-shape="id65" draw:start-glue-point="10" draw:end-shape="id66" draw:end-glue-point="6" svg:d="M18318 18783h519l2349 21h518" svg:viewBox="0 0 3387 22">
          <text:p/>
        </draw:connector>
        <draw:frame draw:style-name="gr9" draw:text-style-name="P10" draw:layer="layout" svg:width="0.762cm" svg:height="0.725cm" svg:x="19.595cm" svg:y="18.138cm">
          <draw:text-box>
            <text:p text:style-name="P9"><text:span text:style-name="T2">b</text:span></text:p>
          </draw:text-box>
        </draw:frame>
        <draw:custom-shape draw:style-name="gr32" draw:text-style-name="P4" draw:layer="layout" svg:width="9.655cm" svg:height="3.017cm" svg:x="13.67cm" svg:y="19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7" draw:id="id67" draw:layer="layout" svg:width="1cm" svg:height="1cm" svg:x="17.327cm" svg:y="20.68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756cm" svg:height="1.673cm" svg:x="13.597cm" svg:y="20.439cm">
          <draw:text-box>
            <text:p text:style-name="P11"><text:span text:style-name="T6">Pattern</text:span></text:p>
            <text:p text:style-name="P11"><text:span text:style-name="T5">category=bad</text:span></text:p>
            <text:p text:style-name="P11"><text:span text:style-name="T5">support=2</text:span></text:p>
          </draw:text-box>
        </draw:frame>
        <draw:custom-shape draw:style-name="gr4" draw:text-style-name="P6" xml:id="id68" draw:id="id68" draw:layer="layout" svg:width="1cm" svg:height="1cm" svg:x="21.713cm" svg:y="21.70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27cm" svg:y1="21.183cm" svg:x2="21.713cm" svg:y2="22.204cm" draw:start-shape="id67" draw:start-glue-point="10" draw:end-shape="id68" draw:end-glue-point="6" svg:d="M18327 21183h519l2349 1021h518" svg:viewBox="0 0 3387 1022">
          <text:p/>
        </draw:connector>
        <draw:frame draw:style-name="gr9" draw:text-style-name="P10" draw:layer="layout" svg:width="0.762cm" svg:height="0.725cm" svg:x="19.604cm" svg:y="21.538cm">
          <draw:text-box>
            <text:p text:style-name="P9"><text:span text:style-name="T2">b</text:span></text:p>
          </draw:text-box>
        </draw:frame>
        <draw:custom-shape draw:style-name="gr4" draw:text-style-name="P6" xml:id="id69" draw:id="id69" draw:layer="layout" svg:width="1cm" svg:height="1cm" svg:x="21.709cm" svg:y="20.153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27cm" svg:y1="21.183cm" svg:x2="21.709cm" svg:y2="20.653cm" draw:start-shape="id67" draw:start-glue-point="10" draw:end-shape="id69" draw:end-glue-point="6" svg:d="M18327 21183h519l2345-530h518" svg:viewBox="0 0 3383 531">
          <text:p/>
        </draw:connector>
        <draw:frame draw:style-name="gr9" draw:text-style-name="P10" draw:layer="layout" svg:width="0.762cm" svg:height="0.725cm" svg:x="19.6cm" svg:y="20.187cm">
          <draw:text-box>
            <text:p text:style-name="P9"><text:span text:style-name="T2">a</text:span></text:p>
          </draw:text-box>
        </draw:frame>
        <draw:custom-shape draw:style-name="gr33" draw:text-style-name="P19" draw:layer="layout" svg:width="3.683cm" svg:height="3.683cm" svg:x="9.355cm" svg:y="10.925cm">
          <text:p text:style-name="P18"><text:span text:style-name="T14">CSM</text:span></text:p>
          <text:p text:style-name="P18"><text:span text:style-name="T14">66%</text:span></text:p>
          <draw:enhanced-geometry svg:viewBox="0 0 21600 21600" draw:text-areas="0 ?f0 ?f5 ?f2" draw:type="right-arrow" draw:modifiers="12793.4853420195 3570.68403908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34" draw:text-style-name="P4" draw:layer="layout" svg:width="10.033cm" svg:height="4.318cm" svg:x="7.647cm" svg:y="1.6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0" draw:id="id70" draw:layer="layout" svg:width="1cm" svg:height="1cm" svg:x="9.164cm" svg:y="3.272cm"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2.77cm" svg:height="1.199cm" svg:x="14.783cm" svg:y="3.159cm">
          <draw:text-box>
            <text:p text:style-name="P11"><text:span text:style-name="T6">Pattern</text:span></text:p>
            <text:p text:style-name="P11"><text:span text:style-name="T5">support = 1</text:span></text:p>
          </draw:text-box>
        </draw:frame>
        <draw:custom-shape draw:style-name="gr4" draw:text-style-name="P6" xml:id="id71" draw:id="id71" draw:layer="layout" svg:width="1cm" svg:height="1cm" svg:x="13.25cm" svg:y="4.293cm"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664cm" svg:y1="4.272cm" svg:x2="13.25cm" svg:y2="4.793cm" draw:start-shape="id70" draw:start-glue-point="8" draw:end-shape="id71" draw:end-glue-point="6" svg:d="M9664 4272v519l3068 2h518" svg:viewBox="0 0 3587 522">
          <text:p/>
        </draw:connector>
        <draw:custom-shape draw:style-name="gr4" draw:text-style-name="P6" xml:id="id72" draw:id="id72" draw:layer="layout" svg:width="1cm" svg:height="1cm" svg:x="13.2cm" svg:y="2.25cm"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664cm" svg:y1="3.272cm" svg:x2="13.2cm" svg:y2="2.75cm" draw:start-shape="id70" draw:start-glue-point="4" draw:end-shape="id72" draw:end-glue-point="6" svg:d="M9664 3272v-518l3018-4h518" svg:viewBox="0 0 3537 523">
          <text:p/>
        </draw:connector>
        <draw:frame draw:style-name="gr35" draw:text-style-name="P10" draw:layer="layout" svg:width="2.258cm" svg:height="0.725cm" svg:x="10.037cm" svg:y="2.676cm">
          <draw:text-box>
            <text:p text:style-name="P9"><text:span text:style-name="T2">location</text:span></text:p>
          </draw:text-box>
        </draw:frame>
        <draw:frame draw:style-name="gr36" draw:text-style-name="P8" draw:layer="layout" svg:width="5.715cm" svg:height="0.762cm" svg:x="10.771cm" svg:y="1.632cm">
          <draw:text-box>
            <text:p text:style-name="P5"><text:span text:style-name="T2">Germany_Saxony_Leipzig</text:span></text:p>
          </draw:text-box>
        </draw:frame>
        <draw:frame draw:style-name="gr36" draw:text-style-name="P8" draw:layer="layout" svg:width="4.317cm" svg:height="0.762cm" svg:x="11.742cm" svg:y="5.242cm">
          <draw:text-box>
            <text:p text:style-name="P5"><text:span text:style-name="T2">Bread_SoftWhite</text:span></text:p>
          </draw:text-box>
        </draw:frame>
        <draw:frame draw:style-name="gr36" draw:text-style-name="P8" draw:layer="layout" svg:width="1.524cm" svg:height="0.762cm" svg:x="7.723cm" svg:y="3.31cm">
          <draw:text-box>
            <text:p text:style-name="P5"><text:span text:style-name="T2">Sale</text:span></text:p>
          </draw:text-box>
        </draw:frame>
        <draw:frame draw:style-name="gr35" draw:text-style-name="P10" draw:layer="layout" svg:width="2.258cm" svg:height="0.725cm" svg:x="10.037cm" svg:y="4.177cm">
          <draw:text-box>
            <text:p text:style-name="P9"><text:span text:style-name="T2">product</text:span></text:p>
          </draw:text-box>
        </draw:frame>
        <draw:custom-shape draw:style-name="gr34" draw:text-style-name="P4" draw:layer="layout" svg:width="10.033cm" svg:height="4.318cm" svg:x="1.747cm" svg:y="7.2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3" draw:id="id73" draw:layer="layout" svg:width="1cm" svg:height="1cm" svg:x="3.264cm" svg:y="8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2.77cm" svg:height="1.199cm" svg:x="8.883cm" svg:y="8.759cm">
          <draw:text-box>
            <text:p text:style-name="P11"><text:span text:style-name="T6">Pattern</text:span></text:p>
            <text:p text:style-name="P11"><text:span text:style-name="T5">support = 2</text:span></text:p>
          </draw:text-box>
        </draw:frame>
        <draw:custom-shape draw:style-name="gr4" draw:text-style-name="P6" xml:id="id74" draw:id="id74" draw:layer="layout" svg:width="1cm" svg:height="1cm" svg:x="7.35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64cm" svg:y1="9.872cm" svg:x2="7.35cm" svg:y2="10.393cm" draw:start-shape="id73" draw:start-glue-point="8" draw:end-shape="id74" draw:end-glue-point="6" svg:d="M3764 9872v519l3068 2h518" svg:viewBox="0 0 3587 522">
          <text:p/>
        </draw:connector>
        <draw:custom-shape draw:style-name="gr4" draw:text-style-name="P6" xml:id="id75" draw:id="id75" draw:layer="layout" svg:width="1cm" svg:height="1cm" svg:x="7.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64cm" svg:y1="8.872cm" svg:x2="7.3cm" svg:y2="8.35cm" draw:start-shape="id73" draw:start-glue-point="4" draw:end-shape="id75" draw:end-glue-point="6" svg:d="M3764 8872v-518l3018-4h518" svg:viewBox="0 0 3537 523">
          <text:p/>
        </draw:connector>
        <draw:frame draw:style-name="gr35" draw:text-style-name="P10" draw:layer="layout" svg:width="2.258cm" svg:height="0.725cm" svg:x="4.137cm" svg:y="8.276cm">
          <draw:text-box>
            <text:p text:style-name="P9"><text:span text:style-name="T2">location</text:span></text:p>
          </draw:text-box>
        </draw:frame>
        <draw:frame draw:style-name="gr36" draw:text-style-name="P8" draw:layer="layout" svg:width="5.715cm" svg:height="0.762cm" svg:x="4.871cm" svg:y="7.232cm">
          <draw:text-box>
            <text:p text:style-name="P5"><text:span text:style-name="T2">Germany_Saxony_Leipzig</text:span></text:p>
          </draw:text-box>
        </draw:frame>
        <draw:frame draw:style-name="gr36" draw:text-style-name="P8" draw:layer="layout" svg:width="4.317cm" svg:height="0.762cm" svg:x="5.842cm" svg:y="10.842cm">
          <draw:text-box>
            <text:p text:style-name="P5"><text:span text:style-name="T2">Bread</text:span></text:p>
          </draw:text-box>
        </draw:frame>
        <draw:frame draw:style-name="gr36" draw:text-style-name="P8" draw:layer="layout" svg:width="1.524cm" svg:height="0.762cm" svg:x="1.823cm" svg:y="8.91cm">
          <draw:text-box>
            <text:p text:style-name="P5"><text:span text:style-name="T2">Sale</text:span></text:p>
          </draw:text-box>
        </draw:frame>
        <draw:frame draw:style-name="gr35" draw:text-style-name="P10" draw:layer="layout" svg:width="2.258cm" svg:height="0.725cm" svg:x="4.137cm" svg:y="9.777cm">
          <draw:text-box>
            <text:p text:style-name="P9"><text:span text:style-name="T2">product</text:span></text:p>
          </draw:text-box>
        </draw:frame>
        <draw:custom-shape draw:style-name="gr34" draw:text-style-name="P4" draw:layer="layout" svg:width="10.033cm" svg:height="4.318cm" svg:x="13.647cm" svg:y="7.6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6" draw:id="id76" draw:layer="layout" svg:width="1cm" svg:height="1cm" svg:x="15.164cm" svg:y="9.2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2.77cm" svg:height="1.199cm" svg:x="20.783cm" svg:y="9.159cm">
          <draw:text-box>
            <text:p text:style-name="P11"><text:span text:style-name="T6">Pattern</text:span></text:p>
            <text:p text:style-name="P11"><text:span text:style-name="T5">support = 2</text:span></text:p>
          </draw:text-box>
        </draw:frame>
        <draw:custom-shape draw:style-name="gr4" draw:text-style-name="P6" xml:id="id77" draw:id="id77" draw:layer="layout" svg:width="1cm" svg:height="1cm" svg:x="19.25cm" svg:y="10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5.664cm" svg:y1="10.272cm" svg:x2="19.25cm" svg:y2="10.793cm" draw:start-shape="id76" draw:start-glue-point="8" draw:end-shape="id77" draw:end-glue-point="6" svg:d="M15664 10272v519l3068 2h518" svg:viewBox="0 0 3587 522">
          <text:p/>
        </draw:connector>
        <draw:custom-shape draw:style-name="gr4" draw:text-style-name="P6" xml:id="id78" draw:id="id78" draw:layer="layout" svg:width="1cm" svg:height="1cm" svg:x="19.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5.664cm" svg:y1="9.272cm" svg:x2="19.2cm" svg:y2="8.75cm" draw:start-shape="id76" draw:start-glue-point="4" draw:end-shape="id78" draw:end-glue-point="6" svg:d="M15664 9272v-518l3018-4h518" svg:viewBox="0 0 3537 523">
          <text:p/>
        </draw:connector>
        <draw:frame draw:style-name="gr35" draw:text-style-name="P10" draw:layer="layout" svg:width="2.258cm" svg:height="0.725cm" svg:x="16.037cm" svg:y="8.676cm">
          <draw:text-box>
            <text:p text:style-name="P9"><text:span text:style-name="T2">location</text:span></text:p>
          </draw:text-box>
        </draw:frame>
        <draw:frame draw:style-name="gr36" draw:text-style-name="P8" draw:layer="layout" svg:width="5.715cm" svg:height="0.762cm" svg:x="16.771cm" svg:y="7.632cm">
          <draw:text-box>
            <text:p text:style-name="P5"><text:span text:style-name="T2">Germany</text:span></text:p>
          </draw:text-box>
        </draw:frame>
        <draw:frame draw:style-name="gr36" draw:text-style-name="P8" draw:layer="layout" svg:width="4.317cm" svg:height="0.762cm" svg:x="17.742cm" svg:y="11.242cm">
          <draw:text-box>
            <text:p text:style-name="P5"><text:span text:style-name="T2">Bread_SoftWhite</text:span></text:p>
          </draw:text-box>
        </draw:frame>
        <draw:frame draw:style-name="gr36" draw:text-style-name="P8" draw:layer="layout" svg:width="1.524cm" svg:height="0.762cm" svg:x="13.723cm" svg:y="9.31cm">
          <draw:text-box>
            <text:p text:style-name="P5"><text:span text:style-name="T2">Sale</text:span></text:p>
          </draw:text-box>
        </draw:frame>
        <draw:frame draw:style-name="gr35" draw:text-style-name="P10" draw:layer="layout" svg:width="2.258cm" svg:height="0.725cm" svg:x="16.037cm" svg:y="10.177cm">
          <draw:text-box>
            <text:p text:style-name="P9"><text:span text:style-name="T2">product</text:span></text:p>
          </draw:text-box>
        </draw:frame>
        <draw:custom-shape draw:style-name="gr34" draw:text-style-name="P4" draw:layer="layout" svg:width="10.033cm" svg:height="4.318cm" svg:x="7.147cm" svg:y="13.0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9" draw:id="id79" draw:layer="layout" svg:width="1cm" svg:height="1cm" svg:x="8.664cm" svg:y="14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2.77cm" svg:height="1.199cm" svg:x="14.283cm" svg:y="14.559cm">
          <draw:text-box>
            <text:p text:style-name="P11"><text:span text:style-name="T6">Pattern</text:span></text:p>
            <text:p text:style-name="P11"><text:span text:style-name="T5">support = 3</text:span></text:p>
          </draw:text-box>
        </draw:frame>
        <draw:custom-shape draw:style-name="gr4" draw:text-style-name="P6" xml:id="id80" draw:id="id80" draw:layer="layout" svg:width="1cm" svg:height="1cm" svg:x="12.75cm" svg:y="1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164cm" svg:y1="15.672cm" svg:x2="12.75cm" svg:y2="16.193cm" draw:start-shape="id79" draw:start-glue-point="8" draw:end-shape="id80" draw:end-glue-point="6" svg:d="M9164 15672v519l3068 2h518" svg:viewBox="0 0 3587 522">
          <text:p/>
        </draw:connector>
        <draw:custom-shape draw:style-name="gr4" draw:text-style-name="P6" xml:id="id81" draw:id="id81" draw:layer="layout" svg:width="1cm" svg:height="1cm" svg:x="12.7cm" svg:y="1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164cm" svg:y1="14.672cm" svg:x2="12.7cm" svg:y2="14.15cm" draw:start-shape="id79" draw:start-glue-point="4" draw:end-shape="id81" draw:end-glue-point="6" svg:d="M9164 14672v-518l3018-4h518" svg:viewBox="0 0 3537 523">
          <text:p/>
        </draw:connector>
        <draw:frame draw:style-name="gr35" draw:text-style-name="P10" draw:layer="layout" svg:width="2.258cm" svg:height="0.725cm" svg:x="9.537cm" svg:y="14.076cm">
          <draw:text-box>
            <text:p text:style-name="P9"><text:span text:style-name="T2">location</text:span></text:p>
          </draw:text-box>
        </draw:frame>
        <draw:frame draw:style-name="gr36" draw:text-style-name="P8" draw:layer="layout" svg:width="5.715cm" svg:height="0.762cm" svg:x="10.471cm" svg:y="13.032cm">
          <draw:text-box>
            <text:p text:style-name="P5"><text:span text:style-name="T2">Germany</text:span></text:p>
          </draw:text-box>
        </draw:frame>
        <draw:frame draw:style-name="gr36" draw:text-style-name="P8" draw:layer="layout" svg:width="4.317cm" svg:height="0.762cm" svg:x="11.142cm" svg:y="16.642cm">
          <draw:text-box>
            <text:p text:style-name="P5"><text:span text:style-name="T2">Bread</text:span></text:p>
          </draw:text-box>
        </draw:frame>
        <draw:frame draw:style-name="gr36" draw:text-style-name="P8" draw:layer="layout" svg:width="1.524cm" svg:height="0.762cm" svg:x="7.223cm" svg:y="14.71cm">
          <draw:text-box>
            <text:p text:style-name="P5"><text:span text:style-name="T2">Sale</text:span></text:p>
          </draw:text-box>
        </draw:frame>
        <draw:frame draw:style-name="gr35" draw:text-style-name="P10" draw:layer="layout" svg:width="2.258cm" svg:height="0.725cm" svg:x="9.537cm" svg:y="15.577cm">
          <draw:text-box>
            <text:p text:style-name="P9"><text:span text:style-name="T2">product</text:span></text:p>
          </draw:text-box>
        </draw:frame>
        <draw:custom-shape draw:style-name="gr37" draw:text-style-name="P19" draw:layer="layout" svg:width="3.683cm" svg:height="1.27cm" draw:transform="rotate (-0.891863247769103) translate (16.493cm 4.883cm)">
          <text:p text:style-name="P18"><text:span text:style-name="T15">Gen.</text:span></text:p>
          <draw:enhanced-geometry svg:viewBox="0 0 21600 21600" draw:text-areas="0 ?f0 ?f5 ?f2" draw:mirror-horizontal="false" draw:mirror-vertical="false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9" draw:layer="layout" svg:width="3.683cm" svg:height="1.271cm" draw:transform="rotate (-0.891863247769103) translate (6.274cm 3.984cm)">
          <text:p text:style-name="P18"><text:span text:style-name="T15">Gen.</text:span></text:p>
          <draw:enhanced-geometry svg:viewBox="0 0 21600 21600" draw:text-areas="0 ?f0 ?f5 ?f2" draw:mirror-horizontal="true" draw:mirror-vertical="false" draw:type="right-arrow" draw:modifiers="17325.7328990228 4809.441384736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9" draw:layer="layout" svg:width="3.683cm" svg:height="1.271cm" draw:transform="rotate (-0.758345559991536) translate (15.263cm 10.822cm)">
          <text:p text:style-name="P18"><text:span text:style-name="T15">Gen.</text:span></text:p>
          <draw:enhanced-geometry svg:viewBox="0 0 21600 21600" draw:text-areas="0 ?f0 ?f5 ?f2" draw:mirror-horizontal="true" draw:mirror-vertical="false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9" draw:layer="layout" svg:width="3.683cm" svg:height="1.271cm" draw:transform="rotate (-1.00042272724315) translate (6.042cm 10.576cm)">
          <text:p text:style-name="P18"><text:span text:style-name="T15">Gen.</text:span></text:p>
          <draw:enhanced-geometry svg:viewBox="0 0 21600 21600" draw:text-areas="0 ?f0 ?f5 ?f2" draw:mirror-horizontal="false" draw:mirror-vertical="false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36:54.764283532</meta:creation-date>
    <dc:date>2018-04-12T16:13:22.540766944</dc:date>
    <meta:editing-duration>PT10M5S</meta:editing-duration>
    <meta:editing-cycles>4</meta:editing-cycles>
    <meta:generator>LibreOffice/5.1.6.2$Linux_X86_64 LibreOffice_project/10m0$Build-2</meta:generator>
    <meta:document-statistic meta:object-count="319"/>
  </office:meta>
</office:document-meta>
</file>